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1.40229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pearman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Variable</text:p>
          </table:table-cell>
          <table:table-cell office:value-type="string" table:style-name="ce2">
            <text:p>by Variable</text:p>
          </table:table-cell>
          <table:table-cell office:value-type="string" table:style-name="ce2">
            <text:p>Spearman ρ</text:p>
          </table:table-cell>
          <table:table-cell office:value-type="string" table:style-name="ce2">
            <text:p>Prob&gt;|ρ|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n-degree Centrality</text:p>
          </table:table-cell>
          <table:table-cell office:value-type="string" table:style-name="ce3">
            <text:p>Degree Centrality</text:p>
          </table:table-cell>
          <table:table-cell office:value-type="float" office:value="0.76071661687296122" table:style-name="ce4">
            <text:p>0,760716617</text:p>
          </table:table-cell>
          <table:table-cell office:value-type="float" office:value="3.8580984466607553E-11" table:style-name="ce4">
            <text:p>3,8581E-1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Out-degree Centrality</text:p>
          </table:table-cell>
          <table:table-cell office:value-type="string" table:style-name="ce3">
            <text:p>Degree Centrality</text:p>
          </table:table-cell>
          <table:table-cell office:value-type="float" office:value="0.84257021870108795" table:style-name="ce4">
            <text:p>0,842570219</text:p>
          </table:table-cell>
          <table:table-cell office:value-type="float" office:value="2.5772737592626086E-15" table:style-name="ce4">
            <text:p>2,57727E-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Out-degree Centrality</text:p>
          </table:table-cell>
          <table:table-cell office:value-type="string" table:style-name="ce3">
            <text:p>In-degree Centrality</text:p>
          </table:table-cell>
          <table:table-cell office:value-type="float" office:value="0.38247737464339576" table:style-name="ce4">
            <text:p>0,382477375</text:p>
          </table:table-cell>
          <table:table-cell office:value-type="float" office:value="4.7071800335676027E-3" table:style-name="ce4">
            <text:p>0,004707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Eigenvector Centrality</text:p>
          </table:table-cell>
          <table:table-cell office:value-type="string" table:style-name="ce3">
            <text:p>Degree Centrality</text:p>
          </table:table-cell>
          <table:table-cell office:value-type="float" office:value="0.72508963192138765" table:style-name="ce4">
            <text:p>0,725089632</text:p>
          </table:table-cell>
          <table:table-cell office:value-type="float" office:value="8.2526572171006858E-10" table:style-name="ce4">
            <text:p>8,25266E-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Eigenvector Centrality</text:p>
          </table:table-cell>
          <table:table-cell office:value-type="string" table:style-name="ce3">
            <text:p>In-degree Centrality</text:p>
          </table:table-cell>
          <table:table-cell office:value-type="float" office:value="0.89763735519921184" table:style-name="ce4">
            <text:p>0,897637355</text:p>
          </table:table-cell>
          <table:table-cell office:value-type="float" office:value="8.7905543668173248E-20" table:style-name="ce4">
            <text:p>8,79055E-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Eigenvector Centrality</text:p>
          </table:table-cell>
          <table:table-cell office:value-type="string" table:style-name="ce3">
            <text:p>Out-degree Centrality</text:p>
          </table:table-cell>
          <table:table-cell office:value-type="float" office:value="0.3686223246713769" table:style-name="ce4">
            <text:p>0,368622325</text:p>
          </table:table-cell>
          <table:table-cell office:value-type="float" office:value="6.6078182104915995E-3" table:style-name="ce4">
            <text:p>0,0066078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loseness Centrality</text:p>
          </table:table-cell>
          <table:table-cell office:value-type="string" table:style-name="ce3">
            <text:p>Degree Centrality</text:p>
          </table:table-cell>
          <table:table-cell office:value-type="float" office:value="0.74523834842901548" table:style-name="ce4">
            <text:p>0,745238348</text:p>
          </table:table-cell>
          <table:table-cell office:value-type="float" office:value="1.5527712493490843E-10" table:style-name="ce4">
            <text:p>1,55277E-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loseness Centrality</text:p>
          </table:table-cell>
          <table:table-cell office:value-type="string" table:style-name="ce3">
            <text:p>In-degree Centrality</text:p>
          </table:table-cell>
          <table:table-cell office:value-type="float" office:value="0.98411502500714187" table:style-name="ce4">
            <text:p>0,984115025</text:p>
          </table:table-cell>
          <table:table-cell office:value-type="float" office:value="5.8321045411079015E-40" table:style-name="ce4">
            <text:p>5,8321E-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loseness Centrality</text:p>
          </table:table-cell>
          <table:table-cell office:value-type="string" table:style-name="ce3">
            <text:p>Out-degree Centrality</text:p>
          </table:table-cell>
          <table:table-cell office:value-type="float" office:value="0.38184786812494431" table:style-name="ce4">
            <text:p>0,381847868</text:p>
          </table:table-cell>
          <table:table-cell office:value-type="float" office:value="4.7817761013821628E-3" table:style-name="ce4">
            <text:p>0,00478177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loseness Centrality</text:p>
          </table:table-cell>
          <table:table-cell office:value-type="string" table:style-name="ce3">
            <text:p>Eigenvector Centrality</text:p>
          </table:table-cell>
          <table:table-cell office:value-type="float" office:value="0.93085793180583754" table:style-name="ce4">
            <text:p>0,930857932</text:p>
          </table:table-cell>
          <table:table-cell office:value-type="float" office:value="5.9696995491881258E-24" table:style-name="ce4">
            <text:p>5,9697E-2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tweenness Centrality</text:p>
          </table:table-cell>
          <table:table-cell office:value-type="string" table:style-name="ce3">
            <text:p>Degree Centrality</text:p>
          </table:table-cell>
          <table:table-cell office:value-type="float" office:value="0.58732253110792143" table:style-name="ce4">
            <text:p>0,587322531</text:p>
          </table:table-cell>
          <table:table-cell office:value-type="float" office:value="3.7825082180477364E-6" table:style-name="ce4">
            <text:p>3,78251E-0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tweenness Centrality</text:p>
          </table:table-cell>
          <table:table-cell office:value-type="string" table:style-name="ce3">
            <text:p>In-degree Centrality</text:p>
          </table:table-cell>
          <table:table-cell office:value-type="float" office:value="0.66620299879641365" table:style-name="ce4">
            <text:p>0,666202999</text:p>
          </table:table-cell>
          <table:table-cell office:value-type="float" office:value="5.194465685897272E-8" table:style-name="ce4">
            <text:p>5,19447E-0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tweenness Centrality</text:p>
          </table:table-cell>
          <table:table-cell office:value-type="string" table:style-name="ce3">
            <text:p>Out-degree Centrality</text:p>
          </table:table-cell>
          <table:table-cell office:value-type="float" office:value="0.42413713436081629" table:style-name="ce4">
            <text:p>0,424137134</text:p>
          </table:table-cell>
          <table:table-cell office:value-type="float" office:value="1.5507924595602465E-3" table:style-name="ce4">
            <text:p>0,00155079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tweenness Centrality</text:p>
          </table:table-cell>
          <table:table-cell office:value-type="string" table:style-name="ce3">
            <text:p>Eigenvector Centrality</text:p>
          </table:table-cell>
          <table:table-cell office:value-type="float" office:value="0.62595419612234127" table:style-name="ce4">
            <text:p>0,625954196</text:p>
          </table:table-cell>
          <table:table-cell office:value-type="float" office:value="5.3752475526810282E-7" table:style-name="ce4">
            <text:p>5,37525E-0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tweenness Centrality</text:p>
          </table:table-cell>
          <table:table-cell office:value-type="string" table:style-name="ce3">
            <text:p>Closeness Centrality</text:p>
          </table:table-cell>
          <table:table-cell office:value-type="float" office:value="0.666991789690773" table:style-name="ce4">
            <text:p>0,66699179</text:p>
          </table:table-cell>
          <table:table-cell office:value-type="float" office:value="4.9443234850727629E-8" table:style-name="ce4">
            <text:p>4,94432E-0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oad Centrality</text:p>
          </table:table-cell>
          <table:table-cell office:value-type="string" table:style-name="ce3">
            <text:p>Degree Centrality</text:p>
          </table:table-cell>
          <table:table-cell office:value-type="float" office:value="0.58732253110792143" table:style-name="ce4">
            <text:p>0,587322531</text:p>
          </table:table-cell>
          <table:table-cell office:value-type="float" office:value="3.7825082180477364E-6" table:style-name="ce4">
            <text:p>3,78251E-0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oad Centrality</text:p>
          </table:table-cell>
          <table:table-cell office:value-type="string" table:style-name="ce3">
            <text:p>In-degree Centrality</text:p>
          </table:table-cell>
          <table:table-cell office:value-type="float" office:value="0.66620299879641365" table:style-name="ce4">
            <text:p>0,666202999</text:p>
          </table:table-cell>
          <table:table-cell office:value-type="float" office:value="5.194465685897272E-8" table:style-name="ce4">
            <text:p>5,19447E-0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oad Centrality</text:p>
          </table:table-cell>
          <table:table-cell office:value-type="string" table:style-name="ce3">
            <text:p>Out-degree Centrality</text:p>
          </table:table-cell>
          <table:table-cell office:value-type="float" office:value="0.42413713436081629" table:style-name="ce4">
            <text:p>0,424137134</text:p>
          </table:table-cell>
          <table:table-cell office:value-type="float" office:value="1.5507924595602465E-3" table:style-name="ce4">
            <text:p>0,00155079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oad Centrality</text:p>
          </table:table-cell>
          <table:table-cell office:value-type="string" table:style-name="ce3">
            <text:p>Eigenvector Centrality</text:p>
          </table:table-cell>
          <table:table-cell office:value-type="float" office:value="0.62595419612234127" table:style-name="ce4">
            <text:p>0,625954196</text:p>
          </table:table-cell>
          <table:table-cell office:value-type="float" office:value="5.3752475526810282E-7" table:style-name="ce4">
            <text:p>5,37525E-0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oad Centrality</text:p>
          </table:table-cell>
          <table:table-cell office:value-type="string" table:style-name="ce3">
            <text:p>Closeness Centrality</text:p>
          </table:table-cell>
          <table:table-cell office:value-type="float" office:value="0.666991789690773" table:style-name="ce4">
            <text:p>0,66699179</text:p>
          </table:table-cell>
          <table:table-cell office:value-type="float" office:value="4.9443234850727629E-8" table:style-name="ce4">
            <text:p>4,94432E-0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oad Centrality</text:p>
          </table:table-cell>
          <table:table-cell office:value-type="string" table:style-name="ce3">
            <text:p>Betweenness Centrality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armonic Centrality</text:p>
          </table:table-cell>
          <table:table-cell office:value-type="string" table:style-name="ce3">
            <text:p>Degree Centrality</text:p>
          </table:table-cell>
          <table:table-cell office:value-type="float" office:value="0.31097694619074695" table:style-name="ce4">
            <text:p>0,310976946</text:p>
          </table:table-cell>
          <table:table-cell office:value-type="float" office:value="2.3421991713587408E-2" table:style-name="ce4">
            <text:p>0,02342199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armonic Centrality</text:p>
          </table:table-cell>
          <table:table-cell office:value-type="string" table:style-name="ce3">
            <text:p>In-degree Centrality</text:p>
          </table:table-cell>
          <table:table-cell office:value-type="float" office:value="0.68328167006705898" table:style-name="ce4">
            <text:p>0,68328167</text:p>
          </table:table-cell>
          <table:table-cell office:value-type="float" office:value="1.7245449896194413E-8" table:style-name="ce4">
            <text:p>1,72454E-0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armonic Centrality</text:p>
          </table:table-cell>
          <table:table-cell office:value-type="string" table:style-name="ce3">
            <text:p>Out-degree Centrality</text:p>
          </table:table-cell>
          <table:table-cell office:value-type="float" office:value="-9.6254734769468775E-2" table:style-name="ce4">
            <text:p>-0,096254735</text:p>
          </table:table-cell>
          <table:table-cell office:value-type="float" office:value="0.4929463355979391" table:style-name="ce4">
            <text:p>0,49294633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armonic Centrality</text:p>
          </table:table-cell>
          <table:table-cell office:value-type="string" table:style-name="ce3">
            <text:p>Eigenvector Centrality</text:p>
          </table:table-cell>
          <table:table-cell office:value-type="float" office:value="0.68842773081215469" table:style-name="ce4">
            <text:p>0,688427731</text:p>
          </table:table-cell>
          <table:table-cell office:value-type="float" office:value="1.2191067475212194E-8" table:style-name="ce4">
            <text:p>1,21911E-0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armonic Centrality</text:p>
          </table:table-cell>
          <table:table-cell office:value-type="string" table:style-name="ce3">
            <text:p>Closeness Centrality</text:p>
          </table:table-cell>
          <table:table-cell office:value-type="float" office:value="0.7319490019433228" table:style-name="ce4">
            <text:p>0,731949002</text:p>
          </table:table-cell>
          <table:table-cell office:value-type="float" office:value="4.7521815910764377E-10" table:style-name="ce4">
            <text:p>4,75218E-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armonic Centrality</text:p>
          </table:table-cell>
          <table:table-cell office:value-type="string" table:style-name="ce3">
            <text:p>Betweenness Centrality</text:p>
          </table:table-cell>
          <table:table-cell office:value-type="float" office:value="0.53715573057214061" table:style-name="ce4">
            <text:p>0,537155731</text:p>
          </table:table-cell>
          <table:table-cell office:value-type="float" office:value="3.3689322241466674E-5" table:style-name="ce4">
            <text:p>3,36893E-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armonic Centrality</text:p>
          </table:table-cell>
          <table:table-cell office:value-type="string" table:style-name="ce3">
            <text:p>Load Centrality</text:p>
          </table:table-cell>
          <table:table-cell office:value-type="float" office:value="0.53715573057214061" table:style-name="ce4">
            <text:p>0,537155731</text:p>
          </table:table-cell>
          <table:table-cell office:value-type="float" office:value="3.3689322241466674E-5" table:style-name="ce4">
            <text:p>3,36893E-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nformation Centrality</text:p>
          </table:table-cell>
          <table:table-cell office:value-type="string" table:style-name="ce3">
            <text:p>Degree Centrality</text:p>
          </table:table-cell>
          <table:table-cell office:value-type="float" office:value="0.96088250510429685" table:style-name="ce4">
            <text:p>0,960882505</text:p>
          </table:table-cell>
          <table:table-cell office:value-type="float" office:value="4.2233217579253057E-30" table:style-name="ce4">
            <text:p>4,22332E-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nformation Centrality</text:p>
          </table:table-cell>
          <table:table-cell office:value-type="string" table:style-name="ce3">
            <text:p>In-degree Centrality</text:p>
          </table:table-cell>
          <table:table-cell office:value-type="float" office:value="0.74299813357536604" table:style-name="ce4">
            <text:p>0,742998134</text:p>
          </table:table-cell>
          <table:table-cell office:value-type="float" office:value="1.8839260016395085E-10" table:style-name="ce4">
            <text:p>1,88393E-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nformation Centrality</text:p>
          </table:table-cell>
          <table:table-cell office:value-type="string" table:style-name="ce3">
            <text:p>Out-degree Centrality</text:p>
          </table:table-cell>
          <table:table-cell office:value-type="float" office:value="0.80535880411160232" table:style-name="ce4">
            <text:p>0,805358804</text:p>
          </table:table-cell>
          <table:table-cell office:value-type="float" office:value="3.5773182949508082E-13" table:style-name="ce4">
            <text:p>3,57732E-1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nformation Centrality</text:p>
          </table:table-cell>
          <table:table-cell office:value-type="string" table:style-name="ce3">
            <text:p>Eigenvector Centrality</text:p>
          </table:table-cell>
          <table:table-cell office:value-type="float" office:value="0.69073419015008031" table:style-name="ce4">
            <text:p>0,69073419</text:p>
          </table:table-cell>
          <table:table-cell office:value-type="float" office:value="1.041181893280991E-8" table:style-name="ce4">
            <text:p>1,04118E-0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nformation Centrality</text:p>
          </table:table-cell>
          <table:table-cell office:value-type="string" table:style-name="ce3">
            <text:p>Closeness Centrality</text:p>
          </table:table-cell>
          <table:table-cell office:value-type="float" office:value="0.71858861051835965" table:style-name="ce4">
            <text:p>0,718588611</text:p>
          </table:table-cell>
          <table:table-cell office:value-type="float" office:value="1.3717303656452584E-9" table:style-name="ce4">
            <text:p>1,37173E-0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nformation Centrality</text:p>
          </table:table-cell>
          <table:table-cell office:value-type="string" table:style-name="ce3">
            <text:p>Betweenness Centrality</text:p>
          </table:table-cell>
          <table:table-cell office:value-type="float" office:value="0.44628324756973181" table:style-name="ce4">
            <text:p>0,446283248</text:p>
          </table:table-cell>
          <table:table-cell office:value-type="float" office:value="8.0968190694310084E-4" table:style-name="ce4">
            <text:p>0,00080968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nformation Centrality</text:p>
          </table:table-cell>
          <table:table-cell office:value-type="string" table:style-name="ce3">
            <text:p>Load Centrality</text:p>
          </table:table-cell>
          <table:table-cell office:value-type="float" office:value="0.44628324756973181" table:style-name="ce4">
            <text:p>0,446283248</text:p>
          </table:table-cell>
          <table:table-cell office:value-type="float" office:value="8.0968190694310084E-4" table:style-name="ce4">
            <text:p>0,00080968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nformation Centrality</text:p>
          </table:table-cell>
          <table:table-cell office:value-type="string" table:style-name="ce3">
            <text:p>Harmonic Centrality</text:p>
          </table:table-cell>
          <table:table-cell office:value-type="float" office:value="0.19840058430406393" table:style-name="ce4">
            <text:p>0,198400584</text:p>
          </table:table-cell>
          <table:table-cell office:value-type="float" office:value="0.15440657319881523" table:style-name="ce4">
            <text:p>0,15440657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urrrent Flow Centrality</text:p>
          </table:table-cell>
          <table:table-cell office:value-type="string" table:style-name="ce3">
            <text:p>Degree Centrality</text:p>
          </table:table-cell>
          <table:table-cell office:value-type="float" office:value="0.81947080507523051" table:style-name="ce4">
            <text:p>0,819470805</text:p>
          </table:table-cell>
          <table:table-cell office:value-type="float" office:value="6.2969361223449904E-14" table:style-name="ce4">
            <text:p>6,29694E-1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urrrent Flow Centrality</text:p>
          </table:table-cell>
          <table:table-cell office:value-type="string" table:style-name="ce3">
            <text:p>In-degree Centrality</text:p>
          </table:table-cell>
          <table:table-cell office:value-type="float" office:value="0.54801911647705592" table:style-name="ce4">
            <text:p>0,548019116</text:p>
          </table:table-cell>
          <table:table-cell office:value-type="float" office:value="2.1611621026183878E-5" table:style-name="ce4">
            <text:p>2,16116E-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urrrent Flow Centrality</text:p>
          </table:table-cell>
          <table:table-cell office:value-type="string" table:style-name="ce3">
            <text:p>Out-degree Centrality</text:p>
          </table:table-cell>
          <table:table-cell office:value-type="float" office:value="0.72485599955758462" table:style-name="ce4">
            <text:p>0,724856</text:p>
          </table:table-cell>
          <table:table-cell office:value-type="float" office:value="8.4068281894138034E-10" table:style-name="ce4">
            <text:p>8,40683E-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urrrent Flow Centrality</text:p>
          </table:table-cell>
          <table:table-cell office:value-type="string" table:style-name="ce3">
            <text:p>Eigenvector Centrality</text:p>
          </table:table-cell>
          <table:table-cell office:value-type="float" office:value="0.55261050863941652" table:style-name="ce4">
            <text:p>0,552610509</text:p>
          </table:table-cell>
          <table:table-cell office:value-type="float" office:value="1.7830601452531134E-5" table:style-name="ce4">
            <text:p>1,78306E-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urrrent Flow Centrality</text:p>
          </table:table-cell>
          <table:table-cell office:value-type="string" table:style-name="ce3">
            <text:p>Closeness Centrality</text:p>
          </table:table-cell>
          <table:table-cell office:value-type="float" office:value="0.52812784035100369" table:style-name="ce4">
            <text:p>0,52812784</text:p>
          </table:table-cell>
          <table:table-cell office:value-type="float" office:value="4.8166233620035243E-5" table:style-name="ce4">
            <text:p>4,81662E-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urrrent Flow Centrality</text:p>
          </table:table-cell>
          <table:table-cell office:value-type="string" table:style-name="ce3">
            <text:p>Betweenness Centrality</text:p>
          </table:table-cell>
          <table:table-cell office:value-type="float" office:value="0.68408195270852701" table:style-name="ce4">
            <text:p>0,684081953</text:p>
          </table:table-cell>
          <table:table-cell office:value-type="float" office:value="1.6347410799543009E-8" table:style-name="ce4">
            <text:p>1,63474E-0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urrrent Flow Centrality</text:p>
          </table:table-cell>
          <table:table-cell office:value-type="string" table:style-name="ce3">
            <text:p>Load Centrality</text:p>
          </table:table-cell>
          <table:table-cell office:value-type="float" office:value="0.68408195270852701" table:style-name="ce4">
            <text:p>0,684081953</text:p>
          </table:table-cell>
          <table:table-cell office:value-type="float" office:value="1.6347410799543009E-8" table:style-name="ce4">
            <text:p>1,63474E-0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urrrent Flow Centrality</text:p>
          </table:table-cell>
          <table:table-cell office:value-type="string" table:style-name="ce3">
            <text:p>Harmonic Centrality</text:p>
          </table:table-cell>
          <table:table-cell office:value-type="float" office:value="0.30121465117354057" table:style-name="ce4">
            <text:p>0,301214651</text:p>
          </table:table-cell>
          <table:table-cell office:value-type="float" office:value="2.8396319592987926E-2" table:style-name="ce4">
            <text:p>0,0283963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urrrent Flow Centrality</text:p>
          </table:table-cell>
          <table:table-cell office:value-type="string" table:style-name="ce3">
            <text:p>Information Centrality</text:p>
          </table:table-cell>
          <table:table-cell office:value-type="float" office:value="0.67066013313304496" table:style-name="ce4">
            <text:p>0,670660133</text:p>
          </table:table-cell>
          <table:table-cell office:value-type="float" office:value="3.9226425337787948E-8" table:style-name="ce4">
            <text:p>3,92264E-0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bgraph Centrality</text:p>
          </table:table-cell>
          <table:table-cell office:value-type="string" table:style-name="ce3">
            <text:p>Degree Centrality</text:p>
          </table:table-cell>
          <table:table-cell office:value-type="float" office:value="9.8497300225141776E-2" table:style-name="ce4">
            <text:p>0,0984973</text:p>
          </table:table-cell>
          <table:table-cell office:value-type="float" office:value="0.48287780242583844" table:style-name="ce4">
            <text:p>0,48287780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bgraph Centrality</text:p>
          </table:table-cell>
          <table:table-cell office:value-type="string" table:style-name="ce3">
            <text:p>In-degree Centrality</text:p>
          </table:table-cell>
          <table:table-cell office:value-type="float" office:value="-3.6005392496271764E-2" table:style-name="ce4">
            <text:p>-0,036005392</text:p>
          </table:table-cell>
          <table:table-cell office:value-type="float" office:value="0.79798498247137439" table:style-name="ce4">
            <text:p>0,79798498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bgraph Centrality</text:p>
          </table:table-cell>
          <table:table-cell office:value-type="string" table:style-name="ce3">
            <text:p>Out-degree Centrality</text:p>
          </table:table-cell>
          <table:table-cell office:value-type="float" office:value="0.16289652961731352" table:style-name="ce4">
            <text:p>0,16289653</text:p>
          </table:table-cell>
          <table:table-cell office:value-type="float" office:value="0.24384477603933688" table:style-name="ce4">
            <text:p>0,24384477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bgraph Centrality</text:p>
          </table:table-cell>
          <table:table-cell office:value-type="string" table:style-name="ce3">
            <text:p>Eigenvector Centrality</text:p>
          </table:table-cell>
          <table:table-cell office:value-type="float" office:value="-0.17498887028633189" table:style-name="ce4">
            <text:p>-0,17498887</text:p>
          </table:table-cell>
          <table:table-cell office:value-type="float" office:value="0.21011214186840188" table:style-name="ce4">
            <text:p>0,21011214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bgraph Centrality</text:p>
          </table:table-cell>
          <table:table-cell office:value-type="string" table:style-name="ce3">
            <text:p>Closeness Centrality</text:p>
          </table:table-cell>
          <table:table-cell office:value-type="float" office:value="-3.5834354250039564E-2" table:style-name="ce4">
            <text:p>-0,035834354</text:p>
          </table:table-cell>
          <table:table-cell office:value-type="float" office:value="0.79892460265175425" table:style-name="ce4">
            <text:p>0,79892460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bgraph Centrality</text:p>
          </table:table-cell>
          <table:table-cell office:value-type="string" table:style-name="ce3">
            <text:p>Betweenness Centrality</text:p>
          </table:table-cell>
          <table:table-cell office:value-type="float" office:value="0.17135373972797227" table:style-name="ce4">
            <text:p>0,17135374</text:p>
          </table:table-cell>
          <table:table-cell office:value-type="float" office:value="0.21988806316267551" table:style-name="ce4">
            <text:p>0,21988806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bgraph Centrality</text:p>
          </table:table-cell>
          <table:table-cell office:value-type="string" table:style-name="ce3">
            <text:p>Load Centrality</text:p>
          </table:table-cell>
          <table:table-cell office:value-type="float" office:value="0.17135373972797227" table:style-name="ce4">
            <text:p>0,17135374</text:p>
          </table:table-cell>
          <table:table-cell office:value-type="float" office:value="0.21988806316267551" table:style-name="ce4">
            <text:p>0,21988806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bgraph Centrality</text:p>
          </table:table-cell>
          <table:table-cell office:value-type="string" table:style-name="ce3">
            <text:p>Harmonic Centrality</text:p>
          </table:table-cell>
          <table:table-cell office:value-type="float" office:value="0.26483809324657931" table:style-name="ce4">
            <text:p>0,264838093</text:p>
          </table:table-cell>
          <table:table-cell office:value-type="float" office:value="5.5307850021724551E-2" table:style-name="ce4">
            <text:p>0,0553078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bgraph Centrality</text:p>
          </table:table-cell>
          <table:table-cell office:value-type="string" table:style-name="ce3">
            <text:p>Information Centrality</text:p>
          </table:table-cell>
          <table:table-cell office:value-type="float" office:value="-4.2063237681929037E-2" table:style-name="ce4">
            <text:p>-0,042063238</text:p>
          </table:table-cell>
          <table:table-cell office:value-type="float" office:value="0.76489780745029523" table:style-name="ce4">
            <text:p>0,76489780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bgraph Centrality</text:p>
          </table:table-cell>
          <table:table-cell office:value-type="string" table:style-name="ce3">
            <text:p>Currrent Flow Centrality</text:p>
          </table:table-cell>
          <table:table-cell office:value-type="float" office:value="0.27309205228631556" table:style-name="ce4">
            <text:p>0,273092052</text:p>
          </table:table-cell>
          <table:table-cell office:value-type="float" office:value="4.7870243465437307E-2" table:style-name="ce4">
            <text:p>0,04787024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iolations</text:p>
          </table:table-cell>
          <table:table-cell office:value-type="string" table:style-name="ce3">
            <text:p>Degree Centrality</text:p>
          </table:table-cell>
          <table:table-cell office:value-type="float" office:value="-0.3212928915811854" table:style-name="ce4">
            <text:p>-0,321292892</text:p>
          </table:table-cell>
          <table:table-cell office:value-type="float" office:value="1.8984035026885757E-2" table:style-name="ce4">
            <text:p>0,0189840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iolations</text:p>
          </table:table-cell>
          <table:table-cell office:value-type="string" table:style-name="ce3">
            <text:p>In-degree Centrality</text:p>
          </table:table-cell>
          <table:table-cell office:value-type="float" office:value="-0.46127743747165473" table:style-name="ce4">
            <text:p>-0,461277437</text:p>
          </table:table-cell>
          <table:table-cell office:value-type="float" office:value="5.0835253403843435E-4" table:style-name="ce4">
            <text:p>0,00050835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iolations</text:p>
          </table:table-cell>
          <table:table-cell office:value-type="string" table:style-name="ce3">
            <text:p>Out-degree Centrality</text:p>
          </table:table-cell>
          <table:table-cell office:value-type="float" office:value="-0.10308881111412445" table:style-name="ce4">
            <text:p>-0,103088811</text:p>
          </table:table-cell>
          <table:table-cell office:value-type="float" office:value="0.46260597494264466" table:style-name="ce4">
            <text:p>0,46260597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iolations</text:p>
          </table:table-cell>
          <table:table-cell office:value-type="string" table:style-name="ce3">
            <text:p>Eigenvector Centrality</text:p>
          </table:table-cell>
          <table:table-cell office:value-type="float" office:value="-0.47818114296430136" table:style-name="ce4">
            <text:p>-0,478181143</text:p>
          </table:table-cell>
          <table:table-cell office:value-type="float" office:value="2.9303793164741379E-4" table:style-name="ce4">
            <text:p>0,00029303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iolations</text:p>
          </table:table-cell>
          <table:table-cell office:value-type="string" table:style-name="ce3">
            <text:p>Closeness Centrality</text:p>
          </table:table-cell>
          <table:table-cell office:value-type="float" office:value="-0.45772510032366709" table:style-name="ce4">
            <text:p>-0,4577251</text:p>
          </table:table-cell>
          <table:table-cell office:value-type="float" office:value="5.687132116947624E-4" table:style-name="ce4">
            <text:p>0,00056871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iolations</text:p>
          </table:table-cell>
          <table:table-cell office:value-type="string" table:style-name="ce3">
            <text:p>Betweenness Centrality</text:p>
          </table:table-cell>
          <table:table-cell office:value-type="float" office:value="-8.0709046065168211E-2" table:style-name="ce4">
            <text:p>-0,080709046</text:p>
          </table:table-cell>
          <table:table-cell office:value-type="float" office:value="0.56563052795041069" table:style-name="ce4">
            <text:p>0,56563052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iolations</text:p>
          </table:table-cell>
          <table:table-cell office:value-type="string" table:style-name="ce3">
            <text:p>Load Centrality</text:p>
          </table:table-cell>
          <table:table-cell office:value-type="float" office:value="-8.0709046065168211E-2" table:style-name="ce4">
            <text:p>-0,080709046</text:p>
          </table:table-cell>
          <table:table-cell office:value-type="float" office:value="0.56563052795041069" table:style-name="ce4">
            <text:p>0,56563052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iolations</text:p>
          </table:table-cell>
          <table:table-cell office:value-type="string" table:style-name="ce3">
            <text:p>Harmonic Centrality</text:p>
          </table:table-cell>
          <table:table-cell office:value-type="float" office:value="-0.22326079561308973" table:style-name="ce4">
            <text:p>-0,223260796</text:p>
          </table:table-cell>
          <table:table-cell office:value-type="float" office:value="0.10806260322173987" table:style-name="ce4">
            <text:p>0,10806260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iolations</text:p>
          </table:table-cell>
          <table:table-cell office:value-type="string" table:style-name="ce3">
            <text:p>Information Centrality</text:p>
          </table:table-cell>
          <table:table-cell office:value-type="float" office:value="-0.39457337535453996" table:style-name="ce4">
            <text:p>-0,394573375</text:p>
          </table:table-cell>
          <table:table-cell office:value-type="float" office:value="3.4592179992265063E-3" table:style-name="ce4">
            <text:p>0,0034592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iolations</text:p>
          </table:table-cell>
          <table:table-cell office:value-type="string" table:style-name="ce3">
            <text:p>Currrent Flow Centrality</text:p>
          </table:table-cell>
          <table:table-cell office:value-type="float" office:value="-1.5019690400890892E-2" table:style-name="ce4">
            <text:p>-0,01501969</text:p>
          </table:table-cell>
          <table:table-cell office:value-type="float" office:value="0.91499239220089734" table:style-name="ce4">
            <text:p>0,91499239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iolations</text:p>
          </table:table-cell>
          <table:table-cell office:value-type="string" table:style-name="ce3">
            <text:p>Subgraph Centrality</text:p>
          </table:table-cell>
          <table:table-cell office:value-type="float" office:value="0.31707931052872124" table:style-name="ce4">
            <text:p>0,317079311</text:p>
          </table:table-cell>
          <table:table-cell office:value-type="float" office:value="2.0702016309545081E-2" table:style-name="ce4">
            <text:p>0,02070201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de smells</text:p>
          </table:table-cell>
          <table:table-cell office:value-type="string" table:style-name="ce3">
            <text:p>Degree Centrality</text:p>
          </table:table-cell>
          <table:table-cell office:value-type="float" office:value="-0.29521573488318764" table:style-name="ce4">
            <text:p>-0,295215735</text:p>
          </table:table-cell>
          <table:table-cell office:value-type="float" office:value="3.1869967033261296E-2" table:style-name="ce4">
            <text:p>0,03186996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de smells</text:p>
          </table:table-cell>
          <table:table-cell office:value-type="string" table:style-name="ce3">
            <text:p>In-degree Centrality</text:p>
          </table:table-cell>
          <table:table-cell office:value-type="float" office:value="-0.44295714113479612" table:style-name="ce4">
            <text:p>-0,442957141</text:p>
          </table:table-cell>
          <table:table-cell office:value-type="float" office:value="8.9520514654280897E-4" table:style-name="ce4">
            <text:p>0,0008952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de smells</text:p>
          </table:table-cell>
          <table:table-cell office:value-type="string" table:style-name="ce3">
            <text:p>Out-degree Centrality</text:p>
          </table:table-cell>
          <table:table-cell office:value-type="float" office:value="-7.0314352918899981E-2" table:style-name="ce4">
            <text:p>-0,070314353</text:p>
          </table:table-cell>
          <table:table-cell office:value-type="float" office:value="0.61685687266880318" table:style-name="ce4">
            <text:p>0,61685687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de smells</text:p>
          </table:table-cell>
          <table:table-cell office:value-type="string" table:style-name="ce3">
            <text:p>Eigenvector Centrality</text:p>
          </table:table-cell>
          <table:table-cell office:value-type="float" office:value="-0.46127673514940448" table:style-name="ce4">
            <text:p>-0,461276735</text:p>
          </table:table-cell>
          <table:table-cell office:value-type="float" office:value="5.0836387198393044E-4" table:style-name="ce4">
            <text:p>0,00050836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de smells</text:p>
          </table:table-cell>
          <table:table-cell office:value-type="string" table:style-name="ce3">
            <text:p>Closeness Centrality</text:p>
          </table:table-cell>
          <table:table-cell office:value-type="float" office:value="-0.43450165478036157" table:style-name="ce4">
            <text:p>-0,434501655</text:p>
          </table:table-cell>
          <table:table-cell office:value-type="float" office:value="1.1503254742158261E-3" table:style-name="ce4">
            <text:p>0,0011503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de smells</text:p>
          </table:table-cell>
          <table:table-cell office:value-type="string" table:style-name="ce3">
            <text:p>Betweenness Centrality</text:p>
          </table:table-cell>
          <table:table-cell office:value-type="float" office:value="-5.1011539206157808E-2" table:style-name="ce4">
            <text:p>-0,051011539</text:p>
          </table:table-cell>
          <table:table-cell office:value-type="float" office:value="0.71679124728991683" table:style-name="ce4">
            <text:p>0,71679124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de smells</text:p>
          </table:table-cell>
          <table:table-cell office:value-type="string" table:style-name="ce3">
            <text:p>Load Centrality</text:p>
          </table:table-cell>
          <table:table-cell office:value-type="float" office:value="-5.1011539206157808E-2" table:style-name="ce4">
            <text:p>-0,051011539</text:p>
          </table:table-cell>
          <table:table-cell office:value-type="float" office:value="0.71679124728991683" table:style-name="ce4">
            <text:p>0,71679124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de smells</text:p>
          </table:table-cell>
          <table:table-cell office:value-type="string" table:style-name="ce3">
            <text:p>Harmonic Centrality</text:p>
          </table:table-cell>
          <table:table-cell office:value-type="float" office:value="-0.1935118536922254" table:style-name="ce4">
            <text:p>-0,193511854</text:p>
          </table:table-cell>
          <table:table-cell office:value-type="float" office:value="0.16502814517091657" table:style-name="ce4">
            <text:p>0,1650281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de smells</text:p>
          </table:table-cell>
          <table:table-cell office:value-type="string" table:style-name="ce3">
            <text:p>Information Centrality</text:p>
          </table:table-cell>
          <table:table-cell office:value-type="float" office:value="-0.37989930326059995" table:style-name="ce4">
            <text:p>-0,379899303</text:p>
          </table:table-cell>
          <table:table-cell office:value-type="float" office:value="5.0192979031092929E-3" table:style-name="ce4">
            <text:p>0,00501929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de smells</text:p>
          </table:table-cell>
          <table:table-cell office:value-type="string" table:style-name="ce3">
            <text:p>Currrent Flow Centrality</text:p>
          </table:table-cell>
          <table:table-cell office:value-type="float" office:value="1.9542501404318884E-2" table:style-name="ce4">
            <text:p>0,019542501</text:p>
          </table:table-cell>
          <table:table-cell office:value-type="float" office:value="0.88953529302502476" table:style-name="ce4">
            <text:p>0,88953529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de smells</text:p>
          </table:table-cell>
          <table:table-cell office:value-type="string" table:style-name="ce3">
            <text:p>Subgraph Centrality</text:p>
          </table:table-cell>
          <table:table-cell office:value-type="float" office:value="0.34604983815507412" table:style-name="ce4">
            <text:p>0,346049838</text:p>
          </table:table-cell>
          <table:table-cell office:value-type="float" office:value="1.1143665579435197E-2" table:style-name="ce4">
            <text:p>0,01114366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de smells</text:p>
          </table:table-cell>
          <table:table-cell office:value-type="string" table:style-name="ce3">
            <text:p>Violations</text:p>
          </table:table-cell>
          <table:table-cell office:value-type="float" office:value="0.99152445069879291" table:style-name="ce4">
            <text:p>0,991524451</text:p>
          </table:table-cell>
          <table:table-cell office:value-type="float" office:value="7.0322837799572902E-47" table:style-name="ce4">
            <text:p>7,03228E-4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jor violations</text:p>
          </table:table-cell>
          <table:table-cell office:value-type="string" table:style-name="ce3">
            <text:p>Degree Centrality</text:p>
          </table:table-cell>
          <table:table-cell office:value-type="float" office:value="-0.32715139515944913" table:style-name="ce4">
            <text:p>-0,327151395</text:p>
          </table:table-cell>
          <table:table-cell office:value-type="float" office:value="1.6797409162655198E-2" table:style-name="ce4">
            <text:p>0,01679740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jor violations</text:p>
          </table:table-cell>
          <table:table-cell office:value-type="string" table:style-name="ce3">
            <text:p>In-degree Centrality</text:p>
          </table:table-cell>
          <table:table-cell office:value-type="float" office:value="-0.40009436539716531" table:style-name="ce4">
            <text:p>-0,400094365</text:p>
          </table:table-cell>
          <table:table-cell office:value-type="float" office:value="2.9940607772399623E-3" table:style-name="ce4">
            <text:p>0,00299406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jor violations</text:p>
          </table:table-cell>
          <table:table-cell office:value-type="string" table:style-name="ce3">
            <text:p>Out-degree Centrality</text:p>
          </table:table-cell>
          <table:table-cell office:value-type="float" office:value="-0.18796755076519581" table:style-name="ce4">
            <text:p>-0,187967551</text:p>
          </table:table-cell>
          <table:table-cell office:value-type="float" office:value="0.17770873432468468" table:style-name="ce4">
            <text:p>0,17770873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jor violations</text:p>
          </table:table-cell>
          <table:table-cell office:value-type="string" table:style-name="ce3">
            <text:p>Eigenvector Centrality</text:p>
          </table:table-cell>
          <table:table-cell office:value-type="float" office:value="-0.43894261934063095" table:style-name="ce4">
            <text:p>-0,438942619</text:p>
          </table:table-cell>
          <table:table-cell office:value-type="float" office:value="1.0091918978016158E-3" table:style-name="ce4">
            <text:p>0,00100919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jor violations</text:p>
          </table:table-cell>
          <table:table-cell office:value-type="string" table:style-name="ce3">
            <text:p>Closeness Centrality</text:p>
          </table:table-cell>
          <table:table-cell office:value-type="float" office:value="-0.40526703982382267" table:style-name="ce4">
            <text:p>-0,40526704</text:p>
          </table:table-cell>
          <table:table-cell office:value-type="float" office:value="2.6093872955847593E-3" table:style-name="ce4">
            <text:p>0,00260938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jor violations</text:p>
          </table:table-cell>
          <table:table-cell office:value-type="string" table:style-name="ce3">
            <text:p>Betweenness Centrality</text:p>
          </table:table-cell>
          <table:table-cell office:value-type="float" office:value="-0.11192379044072399" table:style-name="ce4">
            <text:p>-0,11192379</text:p>
          </table:table-cell>
          <table:table-cell office:value-type="float" office:value="0.42492875789096529" table:style-name="ce4">
            <text:p>0,42492875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jor violations</text:p>
          </table:table-cell>
          <table:table-cell office:value-type="string" table:style-name="ce3">
            <text:p>Load Centrality</text:p>
          </table:table-cell>
          <table:table-cell office:value-type="float" office:value="-0.11192379044072399" table:style-name="ce4">
            <text:p>-0,11192379</text:p>
          </table:table-cell>
          <table:table-cell office:value-type="float" office:value="0.42492875789096529" table:style-name="ce4">
            <text:p>0,42492875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jor violations</text:p>
          </table:table-cell>
          <table:table-cell office:value-type="string" table:style-name="ce3">
            <text:p>Harmonic Centrality</text:p>
          </table:table-cell>
          <table:table-cell office:value-type="float" office:value="-0.16157201642493785" table:style-name="ce4">
            <text:p>-0,161572016</text:p>
          </table:table-cell>
          <table:table-cell office:value-type="float" office:value="0.24775185030850175" table:style-name="ce4">
            <text:p>0,2477518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jor violations</text:p>
          </table:table-cell>
          <table:table-cell office:value-type="string" table:style-name="ce3">
            <text:p>Information Centrality</text:p>
          </table:table-cell>
          <table:table-cell office:value-type="float" office:value="-0.36899699679738251" table:style-name="ce4">
            <text:p>-0,368996997</text:p>
          </table:table-cell>
          <table:table-cell office:value-type="float" office:value="6.5487189405637036E-3" table:style-name="ce4">
            <text:p>0,00654871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jor violations</text:p>
          </table:table-cell>
          <table:table-cell office:value-type="string" table:style-name="ce3">
            <text:p>Currrent Flow Centrality</text:p>
          </table:table-cell>
          <table:table-cell office:value-type="float" office:value="-4.6786942312840085E-2" table:style-name="ce4">
            <text:p>-0,046786942</text:p>
          </table:table-cell>
          <table:table-cell office:value-type="float" office:value="0.73938013916635725" table:style-name="ce4">
            <text:p>0,73938013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jor violations</text:p>
          </table:table-cell>
          <table:table-cell office:value-type="string" table:style-name="ce3">
            <text:p>Subgraph Centrality</text:p>
          </table:table-cell>
          <table:table-cell office:value-type="float" office:value="0.29301085701714852" table:style-name="ce4">
            <text:p>0,293010857</text:p>
          </table:table-cell>
          <table:table-cell office:value-type="float" office:value="3.323243432235063E-2" table:style-name="ce4">
            <text:p>0,03323243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jor violations</text:p>
          </table:table-cell>
          <table:table-cell office:value-type="string" table:style-name="ce3">
            <text:p>Violations</text:p>
          </table:table-cell>
          <table:table-cell office:value-type="float" office:value="0.89234170728118667" table:style-name="ce4">
            <text:p>0,892341707</text:p>
          </table:table-cell>
          <table:table-cell office:value-type="float" office:value="2.9793531214804022E-19" table:style-name="ce4">
            <text:p>2,97935E-1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jor violations</text:p>
          </table:table-cell>
          <table:table-cell office:value-type="string" table:style-name="ce3">
            <text:p>Code smells</text:p>
          </table:table-cell>
          <table:table-cell office:value-type="float" office:value="0.8794279774029139" table:style-name="ce4">
            <text:p>0,879427977</text:p>
          </table:table-cell>
          <table:table-cell office:value-type="float" office:value="4.5592974789023247E-18" table:style-name="ce4">
            <text:p>4,5593E-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Q maintainability remediation effort</text:p>
          </table:table-cell>
          <table:table-cell office:value-type="string" table:style-name="ce3">
            <text:p>Degree Centrality</text:p>
          </table:table-cell>
          <table:table-cell office:value-type="float" office:value="-0.27506375522704218" table:style-name="ce4">
            <text:p>-0,275063755</text:p>
          </table:table-cell>
          <table:table-cell office:value-type="float" office:value="4.6219972067814995E-2" table:style-name="ce4">
            <text:p>0,04621997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Q maintainability remediation effort</text:p>
          </table:table-cell>
          <table:table-cell office:value-type="string" table:style-name="ce3">
            <text:p>In-degree Centrality</text:p>
          </table:table-cell>
          <table:table-cell office:value-type="float" office:value="-0.41077811447881996" table:style-name="ce4">
            <text:p>-0,410778114</text:p>
          </table:table-cell>
          <table:table-cell office:value-type="float" office:value="2.248380571884815E-3" table:style-name="ce4">
            <text:p>0,00224838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Q maintainability remediation effort</text:p>
          </table:table-cell>
          <table:table-cell office:value-type="string" table:style-name="ce3">
            <text:p>Out-degree Centrality</text:p>
          </table:table-cell>
          <table:table-cell office:value-type="float" office:value="-5.5641309635540856E-2" table:style-name="ce4">
            <text:p>-0,05564131</text:p>
          </table:table-cell>
          <table:table-cell office:value-type="float" office:value="0.6923097159285555" table:style-name="ce4">
            <text:p>0,69230971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Q maintainability remediation effort</text:p>
          </table:table-cell>
          <table:table-cell office:value-type="string" table:style-name="ce3">
            <text:p>Eigenvector Centrality</text:p>
          </table:table-cell>
          <table:table-cell office:value-type="float" office:value="-0.43207358829405684" table:style-name="ce4">
            <text:p>-0,432073588</text:p>
          </table:table-cell>
          <table:table-cell office:value-type="float" office:value="1.2347509737243405E-3" table:style-name="ce4">
            <text:p>0,00123475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Q maintainability remediation effort</text:p>
          </table:table-cell>
          <table:table-cell office:value-type="string" table:style-name="ce3">
            <text:p>Closeness Centrality</text:p>
          </table:table-cell>
          <table:table-cell office:value-type="float" office:value="-0.40226940336434075" table:style-name="ce4">
            <text:p>-0,402269403</text:p>
          </table:table-cell>
          <table:table-cell office:value-type="float" office:value="2.8265878221219133E-3" table:style-name="ce4">
            <text:p>0,00282658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Q maintainability remediation effort</text:p>
          </table:table-cell>
          <table:table-cell office:value-type="string" table:style-name="ce3">
            <text:p>Betweenness Centrality</text:p>
          </table:table-cell>
          <table:table-cell office:value-type="float" office:value="-2.5526708610595639E-2" table:style-name="ce4">
            <text:p>-0,025526709</text:p>
          </table:table-cell>
          <table:table-cell office:value-type="float" office:value="0.85602583207897975" table:style-name="ce4">
            <text:p>0,85602583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Q maintainability remediation effort</text:p>
          </table:table-cell>
          <table:table-cell office:value-type="string" table:style-name="ce3">
            <text:p>Load Centrality</text:p>
          </table:table-cell>
          <table:table-cell office:value-type="float" office:value="-2.5526708610595639E-2" table:style-name="ce4">
            <text:p>-0,025526709</text:p>
          </table:table-cell>
          <table:table-cell office:value-type="float" office:value="0.85602583207897975" table:style-name="ce4">
            <text:p>0,85602583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Q maintainability remediation effort</text:p>
          </table:table-cell>
          <table:table-cell office:value-type="string" table:style-name="ce3">
            <text:p>Harmonic Centrality</text:p>
          </table:table-cell>
          <table:table-cell office:value-type="float" office:value="-0.1702347426442114" table:style-name="ce4">
            <text:p>-0,170234743</text:p>
          </table:table-cell>
          <table:table-cell office:value-type="float" office:value="0.22296010095166871" table:style-name="ce4">
            <text:p>0,22296010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Q maintainability remediation effort</text:p>
          </table:table-cell>
          <table:table-cell office:value-type="string" table:style-name="ce3">
            <text:p>Information Centrality</text:p>
          </table:table-cell>
          <table:table-cell office:value-type="float" office:value="-0.35903642169172784" table:style-name="ce4">
            <text:p>-0,359036422</text:p>
          </table:table-cell>
          <table:table-cell office:value-type="float" office:value="8.2865566742960015E-3" table:style-name="ce4">
            <text:p>0,00828655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Q maintainability remediation effort</text:p>
          </table:table-cell>
          <table:table-cell office:value-type="string" table:style-name="ce3">
            <text:p>Currrent Flow Centrality</text:p>
          </table:table-cell>
          <table:table-cell office:value-type="float" office:value="3.4744009495133281E-2" table:style-name="ce4">
            <text:p>0,034744009</text:p>
          </table:table-cell>
          <table:table-cell office:value-type="float" office:value="0.80492113856609915" table:style-name="ce4">
            <text:p>0,80492113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Q maintainability remediation effort</text:p>
          </table:table-cell>
          <table:table-cell office:value-type="string" table:style-name="ce3">
            <text:p>Subgraph Centrality</text:p>
          </table:table-cell>
          <table:table-cell office:value-type="float" office:value="0.31597919550268272" table:style-name="ce4">
            <text:p>0,315979196</text:p>
          </table:table-cell>
          <table:table-cell office:value-type="float" office:value="2.1171613436674765E-2" table:style-name="ce4">
            <text:p>0,02117161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Q maintainability remediation effort</text:p>
          </table:table-cell>
          <table:table-cell office:value-type="string" table:style-name="ce3">
            <text:p>Violations</text:p>
          </table:table-cell>
          <table:table-cell office:value-type="float" office:value="0.9662934485664445" table:style-name="ce4">
            <text:p>0,966293449</text:p>
          </table:table-cell>
          <table:table-cell office:value-type="float" office:value="1.0117776049807432E-31" table:style-name="ce4">
            <text:p>1,01178E-3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Q maintainability remediation effort</text:p>
          </table:table-cell>
          <table:table-cell office:value-type="string" table:style-name="ce3">
            <text:p>Code smells</text:p>
          </table:table-cell>
          <table:table-cell office:value-type="float" office:value="0.98016325420969763" table:style-name="ce4">
            <text:p>0,980163254</text:p>
          </table:table-cell>
          <table:table-cell office:value-type="float" office:value="1.606070923498208E-37" table:style-name="ce4">
            <text:p>1,60607E-3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Q maintainability remediation effort</text:p>
          </table:table-cell>
          <table:table-cell office:value-type="string" table:style-name="ce3">
            <text:p>Major violations</text:p>
          </table:table-cell>
          <table:table-cell office:value-type="float" office:value="0.87211701649106643" table:style-name="ce4">
            <text:p>0,872117016</text:p>
          </table:table-cell>
          <table:table-cell office:value-type="float" office:value="1.866914590445392E-17" table:style-name="ce4">
            <text:p>1,86691E-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inor violations</text:p>
          </table:table-cell>
          <table:table-cell office:value-type="string" table:style-name="ce3">
            <text:p>Degree Centrality</text:p>
          </table:table-cell>
          <table:table-cell office:value-type="float" office:value="-0.1889633636386969" table:style-name="ce4">
            <text:p>-0,188963364</text:p>
          </table:table-cell>
          <table:table-cell office:value-type="float" office:value="0.17538081809049977" table:style-name="ce4">
            <text:p>0,1753808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inor violations</text:p>
          </table:table-cell>
          <table:table-cell office:value-type="string" table:style-name="ce3">
            <text:p>In-degree Centrality</text:p>
          </table:table-cell>
          <table:table-cell office:value-type="float" office:value="-0.41907806403313802" table:style-name="ce4">
            <text:p>-0,419078064</text:p>
          </table:table-cell>
          <table:table-cell office:value-type="float" office:value="1.788190204581417E-3" table:style-name="ce4">
            <text:p>0,0017881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inor violations</text:p>
          </table:table-cell>
          <table:table-cell office:value-type="string" table:style-name="ce3">
            <text:p>Out-degree Centrality</text:p>
          </table:table-cell>
          <table:table-cell office:value-type="float" office:value="7.9518787070119265E-2" table:style-name="ce4">
            <text:p>0,079518787</text:p>
          </table:table-cell>
          <table:table-cell office:value-type="float" office:value="0.5713945473936749" table:style-name="ce4">
            <text:p>0,57139454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inor violations</text:p>
          </table:table-cell>
          <table:table-cell office:value-type="string" table:style-name="ce3">
            <text:p>Eigenvector Centrality</text:p>
          </table:table-cell>
          <table:table-cell office:value-type="float" office:value="-0.43108909270454443" table:style-name="ce4">
            <text:p>-0,431089093</text:p>
          </table:table-cell>
          <table:table-cell office:value-type="float" office:value="1.2705348326973972E-3" table:style-name="ce4">
            <text:p>0,0012705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inor violations</text:p>
          </table:table-cell>
          <table:table-cell office:value-type="string" table:style-name="ce3">
            <text:p>Closeness Centrality</text:p>
          </table:table-cell>
          <table:table-cell office:value-type="float" office:value="-0.41522549497559191" table:style-name="ce4">
            <text:p>-0,415225495</text:p>
          </table:table-cell>
          <table:table-cell office:value-type="float" office:value="1.9901657318864992E-3" table:style-name="ce4">
            <text:p>0,00199016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inor violations</text:p>
          </table:table-cell>
          <table:table-cell office:value-type="string" table:style-name="ce3">
            <text:p>Betweenness Centrality</text:p>
          </table:table-cell>
          <table:table-cell office:value-type="float" office:value="-1.5325651243027453E-2" table:style-name="ce4">
            <text:p>-0,015325651</text:p>
          </table:table-cell>
          <table:table-cell office:value-type="float" office:value="0.91326729968255127" table:style-name="ce4">
            <text:p>0,913267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inor violations</text:p>
          </table:table-cell>
          <table:table-cell office:value-type="string" table:style-name="ce3">
            <text:p>Load Centrality</text:p>
          </table:table-cell>
          <table:table-cell office:value-type="float" office:value="-1.5325651243027453E-2" table:style-name="ce4">
            <text:p>-0,015325651</text:p>
          </table:table-cell>
          <table:table-cell office:value-type="float" office:value="0.91326729968255127" table:style-name="ce4">
            <text:p>0,913267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inor violations</text:p>
          </table:table-cell>
          <table:table-cell office:value-type="string" table:style-name="ce3">
            <text:p>Harmonic Centrality</text:p>
          </table:table-cell>
          <table:table-cell office:value-type="float" office:value="-0.30638081605841461" table:style-name="ce4">
            <text:p>-0,306380816</text:p>
          </table:table-cell>
          <table:table-cell office:value-type="float" office:value="2.5663998750266322E-2" table:style-name="ce4">
            <text:p>0,02566399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inor violations</text:p>
          </table:table-cell>
          <table:table-cell office:value-type="string" table:style-name="ce3">
            <text:p>Information Centrality</text:p>
          </table:table-cell>
          <table:table-cell office:value-type="float" office:value="-0.26635985905626436" table:style-name="ce4">
            <text:p>-0,266359859</text:p>
          </table:table-cell>
          <table:table-cell office:value-type="float" office:value="5.387047563204151E-2" table:style-name="ce4">
            <text:p>0,05387047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inor violations</text:p>
          </table:table-cell>
          <table:table-cell office:value-type="string" table:style-name="ce3">
            <text:p>Currrent Flow Centrality</text:p>
          </table:table-cell>
          <table:table-cell office:value-type="float" office:value="5.0020805333039216E-2" table:style-name="ce4">
            <text:p>0,050020805</text:p>
          </table:table-cell>
          <table:table-cell office:value-type="float" office:value="0.72206798297911989" table:style-name="ce4">
            <text:p>0,72206798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inor violations</text:p>
          </table:table-cell>
          <table:table-cell office:value-type="string" table:style-name="ce3">
            <text:p>Subgraph Centrality</text:p>
          </table:table-cell>
          <table:table-cell office:value-type="float" office:value="0.24230232266787818" table:style-name="ce4">
            <text:p>0,242302323</text:p>
          </table:table-cell>
          <table:table-cell office:value-type="float" office:value="8.0450520447137866E-2" table:style-name="ce4">
            <text:p>0,0804505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inor violations</text:p>
          </table:table-cell>
          <table:table-cell office:value-type="string" table:style-name="ce3">
            <text:p>Violations</text:p>
          </table:table-cell>
          <table:table-cell office:value-type="float" office:value="0.82538455898594643" table:style-name="ce4">
            <text:p>0,825384559</text:p>
          </table:table-cell>
          <table:table-cell office:value-type="float" office:value="2.9057472397674424E-14" table:style-name="ce4">
            <text:p>2,90575E-1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inor violations</text:p>
          </table:table-cell>
          <table:table-cell office:value-type="string" table:style-name="ce3">
            <text:p>Code smells</text:p>
          </table:table-cell>
          <table:table-cell office:value-type="float" office:value="0.8360628981507795" table:style-name="ce4">
            <text:p>0,836062898</text:p>
          </table:table-cell>
          <table:table-cell office:value-type="float" office:value="6.6638844390177149E-15" table:style-name="ce4">
            <text:p>6,66388E-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inor violations</text:p>
          </table:table-cell>
          <table:table-cell office:value-type="string" table:style-name="ce3">
            <text:p>Major violations</text:p>
          </table:table-cell>
          <table:table-cell office:value-type="float" office:value="0.55964082966684714" table:style-name="ce4">
            <text:p>0,55964083</text:p>
          </table:table-cell>
          <table:table-cell office:value-type="float" office:value="1.3208842754517569E-5" table:style-name="ce4">
            <text:p>1,32088E-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inor violations</text:p>
          </table:table-cell>
          <table:table-cell office:value-type="string" table:style-name="ce3">
            <text:p>SQ maintainability remediation effort</text:p>
          </table:table-cell>
          <table:table-cell office:value-type="float" office:value="0.78441418406440144" table:style-name="ce4">
            <text:p>0,784414184</text:p>
          </table:table-cell>
          <table:table-cell office:value-type="float" office:value="3.6893438163612964E-12" table:style-name="ce4">
            <text:p>3,68934E-1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uplicated blocks</text:p>
          </table:table-cell>
          <table:table-cell office:value-type="string" table:style-name="ce3">
            <text:p>Degree Centrality</text:p>
          </table:table-cell>
          <table:table-cell office:value-type="float" office:value="-0.30030260988387503" table:style-name="ce4">
            <text:p>-0,30030261</text:p>
          </table:table-cell>
          <table:table-cell office:value-type="float" office:value="2.8903074223943972E-2" table:style-name="ce4">
            <text:p>0,02890307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uplicated blocks</text:p>
          </table:table-cell>
          <table:table-cell office:value-type="string" table:style-name="ce3">
            <text:p>In-degree Centrality</text:p>
          </table:table-cell>
          <table:table-cell office:value-type="float" office:value="-0.33392227059800739" table:style-name="ce4">
            <text:p>-0,333922271</text:p>
          </table:table-cell>
          <table:table-cell office:value-type="float" office:value="1.4540980841728147E-2" table:style-name="ce4">
            <text:p>0,01454098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uplicated blocks</text:p>
          </table:table-cell>
          <table:table-cell office:value-type="string" table:style-name="ce3">
            <text:p>Out-degree Centrality</text:p>
          </table:table-cell>
          <table:table-cell office:value-type="float" office:value="-0.18079738298318518" table:style-name="ce4">
            <text:p>-0,180797383</text:p>
          </table:table-cell>
          <table:table-cell office:value-type="float" office:value="0.19513203280715616" table:style-name="ce4">
            <text:p>0,19513203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uplicated blocks</text:p>
          </table:table-cell>
          <table:table-cell office:value-type="string" table:style-name="ce3">
            <text:p>Eigenvector Centrality</text:p>
          </table:table-cell>
          <table:table-cell office:value-type="float" office:value="-0.37303556113263964" table:style-name="ce4">
            <text:p>-0,373035561</text:p>
          </table:table-cell>
          <table:table-cell office:value-type="float" office:value="5.9403852800854109E-3" table:style-name="ce4">
            <text:p>0,00594038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uplicated blocks</text:p>
          </table:table-cell>
          <table:table-cell office:value-type="string" table:style-name="ce3">
            <text:p>Closeness Centrality</text:p>
          </table:table-cell>
          <table:table-cell office:value-type="float" office:value="-0.31834200697619958" table:style-name="ce4">
            <text:p>-0,318342007</text:p>
          </table:table-cell>
          <table:table-cell office:value-type="float" office:value="2.0173906914504963E-2" table:style-name="ce4">
            <text:p>0,02017390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uplicated blocks</text:p>
          </table:table-cell>
          <table:table-cell office:value-type="string" table:style-name="ce3">
            <text:p>Betweenness Centrality</text:p>
          </table:table-cell>
          <table:table-cell office:value-type="float" office:value="5.7277723943585223E-4" table:style-name="ce4">
            <text:p>0,000572777</text:p>
          </table:table-cell>
          <table:table-cell office:value-type="float" office:value="0.99675226205241463" table:style-name="ce4">
            <text:p>0,99675226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uplicated blocks</text:p>
          </table:table-cell>
          <table:table-cell office:value-type="string" table:style-name="ce3">
            <text:p>Load Centrality</text:p>
          </table:table-cell>
          <table:table-cell office:value-type="float" office:value="5.7277723943585223E-4" table:style-name="ce4">
            <text:p>0,000572777</text:p>
          </table:table-cell>
          <table:table-cell office:value-type="float" office:value="0.99675226205241463" table:style-name="ce4">
            <text:p>0,99675226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uplicated blocks</text:p>
          </table:table-cell>
          <table:table-cell office:value-type="string" table:style-name="ce3">
            <text:p>Harmonic Centrality</text:p>
          </table:table-cell>
          <table:table-cell office:value-type="float" office:value="1.8624709801303471E-2" table:style-name="ce4">
            <text:p>0,01862471</text:p>
          </table:table-cell>
          <table:table-cell office:value-type="float" office:value="0.89469308753032306" table:style-name="ce4">
            <text:p>0,89469308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uplicated blocks</text:p>
          </table:table-cell>
          <table:table-cell office:value-type="string" table:style-name="ce3">
            <text:p>Information Centrality</text:p>
          </table:table-cell>
          <table:table-cell office:value-type="float" office:value="-0.42702957353946863" table:style-name="ce4">
            <text:p>-0,427029574</text:p>
          </table:table-cell>
          <table:table-cell office:value-type="float" office:value="1.4280974976779376E-3" table:style-name="ce4">
            <text:p>0,00142809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uplicated blocks</text:p>
          </table:table-cell>
          <table:table-cell office:value-type="string" table:style-name="ce3">
            <text:p>Currrent Flow Centrality</text:p>
          </table:table-cell>
          <table:table-cell office:value-type="float" office:value="-3.3669597556625505E-2" table:style-name="ce4">
            <text:p>-0,033669598</text:p>
          </table:table-cell>
          <table:table-cell office:value-type="float" office:value="0.81084096244083925" table:style-name="ce4">
            <text:p>0,81084096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uplicated blocks</text:p>
          </table:table-cell>
          <table:table-cell office:value-type="string" table:style-name="ce3">
            <text:p>Subgraph Centrality</text:p>
          </table:table-cell>
          <table:table-cell office:value-type="float" office:value="0.3363162110004741" table:style-name="ce4">
            <text:p>0,336316211</text:p>
          </table:table-cell>
          <table:table-cell office:value-type="float" office:value="1.3807816007667449E-2" table:style-name="ce4">
            <text:p>0,01380781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uplicated blocks</text:p>
          </table:table-cell>
          <table:table-cell office:value-type="string" table:style-name="ce3">
            <text:p>Violations</text:p>
          </table:table-cell>
          <table:table-cell office:value-type="float" office:value="0.64799209323533447" table:style-name="ce4">
            <text:p>0,647992093</text:p>
          </table:table-cell>
          <table:table-cell office:value-type="float" office:value="1.5603121610949054E-7" table:style-name="ce4">
            <text:p>1,56031E-0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uplicated blocks</text:p>
          </table:table-cell>
          <table:table-cell office:value-type="string" table:style-name="ce3">
            <text:p>Code smells</text:p>
          </table:table-cell>
          <table:table-cell office:value-type="float" office:value="0.66544462947581606" table:style-name="ce4">
            <text:p>0,665444629</text:p>
          </table:table-cell>
          <table:table-cell office:value-type="float" office:value="5.4461304079018961E-8" table:style-name="ce4">
            <text:p>5,44613E-0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uplicated blocks</text:p>
          </table:table-cell>
          <table:table-cell office:value-type="string" table:style-name="ce3">
            <text:p>Major violations</text:p>
          </table:table-cell>
          <table:table-cell office:value-type="float" office:value="0.60888115379908336" table:style-name="ce4">
            <text:p>0,608881154</text:p>
          </table:table-cell>
          <table:table-cell office:value-type="float" office:value="1.3144817119804998E-6" table:style-name="ce4">
            <text:p>1,31448E-0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uplicated blocks</text:p>
          </table:table-cell>
          <table:table-cell office:value-type="string" table:style-name="ce3">
            <text:p>SQ maintainability remediation effort</text:p>
          </table:table-cell>
          <table:table-cell office:value-type="float" office:value="0.66566469110371995" table:style-name="ce4">
            <text:p>0,665664691</text:p>
          </table:table-cell>
          <table:table-cell office:value-type="float" office:value="5.3719477372773922E-8" table:style-name="ce4">
            <text:p>5,37195E-0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uplicated blocks</text:p>
          </table:table-cell>
          <table:table-cell office:value-type="string" table:style-name="ce3">
            <text:p>Minor violations</text:p>
          </table:table-cell>
          <table:table-cell office:value-type="float" office:value="0.50545783855393678" table:style-name="ce4">
            <text:p>0,505457839</text:p>
          </table:table-cell>
          <table:table-cell office:value-type="float" office:value="1.1317351806541696E-4" table:style-name="ce4">
            <text:p>0,00011317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ritical violations</text:p>
          </table:table-cell>
          <table:table-cell office:value-type="string" table:style-name="ce3">
            <text:p>Degree Centrality</text:p>
          </table:table-cell>
          <table:table-cell office:value-type="float" office:value="-0.23592891997359131" table:style-name="ce4">
            <text:p>-0,23592892</text:p>
          </table:table-cell>
          <table:table-cell office:value-type="float" office:value="8.8993033910370514E-2" table:style-name="ce4">
            <text:p>0,08899303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ritical violations</text:p>
          </table:table-cell>
          <table:table-cell office:value-type="string" table:style-name="ce3">
            <text:p>In-degree Centrality</text:p>
          </table:table-cell>
          <table:table-cell office:value-type="float" office:value="-0.42388090988473254" table:style-name="ce4">
            <text:p>-0,42388091</text:p>
          </table:table-cell>
          <table:table-cell office:value-type="float" office:value="1.5621024958225775E-3" table:style-name="ce4">
            <text:p>0,00156210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ritical violations</text:p>
          </table:table-cell>
          <table:table-cell office:value-type="string" table:style-name="ce3">
            <text:p>Out-degree Centrality</text:p>
          </table:table-cell>
          <table:table-cell office:value-type="float" office:value="2.2644249152930684E-2" table:style-name="ce4">
            <text:p>0,022644249</text:p>
          </table:table-cell>
          <table:table-cell office:value-type="float" office:value="0.8721388963554626" table:style-name="ce4">
            <text:p>0,87213889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ritical violations</text:p>
          </table:table-cell>
          <table:table-cell office:value-type="string" table:style-name="ce3">
            <text:p>Eigenvector Centrality</text:p>
          </table:table-cell>
          <table:table-cell office:value-type="float" office:value="-0.40792574762763678" table:style-name="ce4">
            <text:p>-0,407925748</text:p>
          </table:table-cell>
          <table:table-cell office:value-type="float" office:value="2.4292674462874299E-3" table:style-name="ce4">
            <text:p>0,00242926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ritical violations</text:p>
          </table:table-cell>
          <table:table-cell office:value-type="string" table:style-name="ce3">
            <text:p>Closeness Centrality</text:p>
          </table:table-cell>
          <table:table-cell office:value-type="float" office:value="-0.37802655222113341" table:style-name="ce4">
            <text:p>-0,378026552</text:p>
          </table:table-cell>
          <table:table-cell office:value-type="float" office:value="5.2572662975245033E-3" table:style-name="ce4">
            <text:p>0,00525726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ritical violations</text:p>
          </table:table-cell>
          <table:table-cell office:value-type="string" table:style-name="ce3">
            <text:p>Betweenness Centrality</text:p>
          </table:table-cell>
          <table:table-cell office:value-type="float" office:value="-3.5235084850106561E-2" table:style-name="ce4">
            <text:p>-0,035235085</text:p>
          </table:table-cell>
          <table:table-cell office:value-type="float" office:value="0.80221898597849894" table:style-name="ce4">
            <text:p>0,80221898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ritical violations</text:p>
          </table:table-cell>
          <table:table-cell office:value-type="string" table:style-name="ce3">
            <text:p>Load Centrality</text:p>
          </table:table-cell>
          <table:table-cell office:value-type="float" office:value="-3.5235084850106561E-2" table:style-name="ce4">
            <text:p>-0,035235085</text:p>
          </table:table-cell>
          <table:table-cell office:value-type="float" office:value="0.80221898597849894" table:style-name="ce4">
            <text:p>0,80221898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ritical violations</text:p>
          </table:table-cell>
          <table:table-cell office:value-type="string" table:style-name="ce3">
            <text:p>Harmonic Centrality</text:p>
          </table:table-cell>
          <table:table-cell office:value-type="float" office:value="-0.23147948581571312" table:style-name="ce4">
            <text:p>-0,231479486</text:p>
          </table:table-cell>
          <table:table-cell office:value-type="float" office:value="9.5365631229132983E-2" table:style-name="ce4">
            <text:p>0,09536563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ritical violations</text:p>
          </table:table-cell>
          <table:table-cell office:value-type="string" table:style-name="ce3">
            <text:p>Information Centrality</text:p>
          </table:table-cell>
          <table:table-cell office:value-type="float" office:value="-0.31202935328243897" table:style-name="ce4">
            <text:p>-0,312029353</text:p>
          </table:table-cell>
          <table:table-cell office:value-type="float" office:value="2.2932515819827956E-2" table:style-name="ce4">
            <text:p>0,02293251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ritical violations</text:p>
          </table:table-cell>
          <table:table-cell office:value-type="string" table:style-name="ce3">
            <text:p>Currrent Flow Centrality</text:p>
          </table:table-cell>
          <table:table-cell office:value-type="float" office:value="-6.1068464182571981E-2" table:style-name="ce4">
            <text:p>-0,061068464</text:p>
          </table:table-cell>
          <table:table-cell office:value-type="float" office:value="0.66400546250933556" table:style-name="ce4">
            <text:p>0,66400546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ritical violations</text:p>
          </table:table-cell>
          <table:table-cell office:value-type="string" table:style-name="ce3">
            <text:p>Subgraph Centrality</text:p>
          </table:table-cell>
          <table:table-cell office:value-type="float" office:value="0.38911436118018805" table:style-name="ce4">
            <text:p>0,389114361</text:p>
          </table:table-cell>
          <table:table-cell office:value-type="float" office:value="3.9807523742800572E-3" table:style-name="ce4">
            <text:p>0,00398075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ritical violations</text:p>
          </table:table-cell>
          <table:table-cell office:value-type="string" table:style-name="ce3">
            <text:p>Violations</text:p>
          </table:table-cell>
          <table:table-cell office:value-type="float" office:value="0.5306850582830378" table:style-name="ce4">
            <text:p>0,530685058</text:p>
          </table:table-cell>
          <table:table-cell office:value-type="float" office:value="4.3572759501374229E-5" table:style-name="ce4">
            <text:p>4,35728E-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ritical violations</text:p>
          </table:table-cell>
          <table:table-cell office:value-type="string" table:style-name="ce3">
            <text:p>Code smells</text:p>
          </table:table-cell>
          <table:table-cell office:value-type="float" office:value="0.5236843271007553" table:style-name="ce4">
            <text:p>0,523684327</text:p>
          </table:table-cell>
          <table:table-cell office:value-type="float" office:value="5.722026484926971E-5" table:style-name="ce4">
            <text:p>5,72203E-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ritical violations</text:p>
          </table:table-cell>
          <table:table-cell office:value-type="string" table:style-name="ce3">
            <text:p>Major violations</text:p>
          </table:table-cell>
          <table:table-cell office:value-type="float" office:value="0.40370194284927341" table:style-name="ce4">
            <text:p>0,403701943</text:p>
          </table:table-cell>
          <table:table-cell office:value-type="float" office:value="2.7208692333675617E-3" table:style-name="ce4">
            <text:p>0,00272086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ritical violations</text:p>
          </table:table-cell>
          <table:table-cell office:value-type="string" table:style-name="ce3">
            <text:p>SQ maintainability remediation effort</text:p>
          </table:table-cell>
          <table:table-cell office:value-type="float" office:value="0.47945770458779796" table:style-name="ce4">
            <text:p>0,479457705</text:p>
          </table:table-cell>
          <table:table-cell office:value-type="float" office:value="2.8076933110003448E-4" table:style-name="ce4">
            <text:p>0,00028076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ritical violations</text:p>
          </table:table-cell>
          <table:table-cell office:value-type="string" table:style-name="ce3">
            <text:p>Minor violations</text:p>
          </table:table-cell>
          <table:table-cell office:value-type="float" office:value="0.48011461277336281" table:style-name="ce4">
            <text:p>0,480114613</text:p>
          </table:table-cell>
          <table:table-cell office:value-type="float" office:value="2.7463963810883278E-4" table:style-name="ce4">
            <text:p>0,0002746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ritical violations</text:p>
          </table:table-cell>
          <table:table-cell office:value-type="string" table:style-name="ce3">
            <text:p>Duplicated blocks</text:p>
          </table:table-cell>
          <table:table-cell office:value-type="float" office:value="0.47049084927850671" table:style-name="ce4">
            <text:p>0,470490849</text:p>
          </table:table-cell>
          <table:table-cell office:value-type="float" office:value="3.778308647602846E-4" table:style-name="ce4">
            <text:p>0,00037783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Security rating)</text:p>
          </table:table-cell>
          <table:table-cell office:value-type="string" table:style-name="ce3">
            <text:p>Degree Centrality</text:p>
          </table:table-cell>
          <table:table-cell office:value-type="float" office:value="-5.9939817691065739E-2" table:style-name="ce4">
            <text:p>-0,059939818</text:p>
          </table:table-cell>
          <table:table-cell office:value-type="float" office:value="0.66985512409279124" table:style-name="ce4">
            <text:p>0,66985512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Security rating)</text:p>
          </table:table-cell>
          <table:table-cell office:value-type="string" table:style-name="ce3">
            <text:p>In-degree Centrality</text:p>
          </table:table-cell>
          <table:table-cell office:value-type="float" office:value="1.0382920641592719E-2" table:style-name="ce4">
            <text:p>0,010382921</text:p>
          </table:table-cell>
          <table:table-cell office:value-type="float" office:value="0.94117882549016896" table:style-name="ce4">
            <text:p>0,9411788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Security rating)</text:p>
          </table:table-cell>
          <table:table-cell office:value-type="string" table:style-name="ce3">
            <text:p>Out-degree Centrality</text:p>
          </table:table-cell>
          <table:table-cell office:value-type="float" office:value="-0.1883470313220334" table:style-name="ce4">
            <text:p>-0,188347031</text:p>
          </table:table-cell>
          <table:table-cell office:value-type="float" office:value="0.17681900295655339" table:style-name="ce4">
            <text:p>0,17681900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Security rating)</text:p>
          </table:table-cell>
          <table:table-cell office:value-type="string" table:style-name="ce3">
            <text:p>Eigenvector Centrality</text:p>
          </table:table-cell>
          <table:table-cell office:value-type="float" office:value="3.306508764534883E-2" table:style-name="ce4">
            <text:p>0,033065088</text:p>
          </table:table-cell>
          <table:table-cell office:value-type="float" office:value="0.81417635006012001" table:style-name="ce4">
            <text:p>0,814176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Security rating)</text:p>
          </table:table-cell>
          <table:table-cell office:value-type="string" table:style-name="ce3">
            <text:p>Closeness Centrality</text:p>
          </table:table-cell>
          <table:table-cell office:value-type="float" office:value="-4.4783474688592124E-2" table:style-name="ce4">
            <text:p>-0,044783475</text:p>
          </table:table-cell>
          <table:table-cell office:value-type="float" office:value="0.75017077828156165" table:style-name="ce4">
            <text:p>0,75017077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Security rating)</text:p>
          </table:table-cell>
          <table:table-cell office:value-type="string" table:style-name="ce3">
            <text:p>Betweenness Centrality</text:p>
          </table:table-cell>
          <table:table-cell office:value-type="float" office:value="-0.20924844651755289" table:style-name="ce4">
            <text:p>-0,209248447</text:p>
          </table:table-cell>
          <table:table-cell office:value-type="float" office:value="0.13265117549942118" table:style-name="ce4">
            <text:p>0,13265117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Security rating)</text:p>
          </table:table-cell>
          <table:table-cell office:value-type="string" table:style-name="ce3">
            <text:p>Load Centrality</text:p>
          </table:table-cell>
          <table:table-cell office:value-type="float" office:value="-0.20924844651755289" table:style-name="ce4">
            <text:p>-0,209248447</text:p>
          </table:table-cell>
          <table:table-cell office:value-type="float" office:value="0.13265117549942118" table:style-name="ce4">
            <text:p>0,13265117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Security rating)</text:p>
          </table:table-cell>
          <table:table-cell office:value-type="string" table:style-name="ce3">
            <text:p>Harmonic Centrality</text:p>
          </table:table-cell>
          <table:table-cell office:value-type="float" office:value="-0.24430101323683875" table:style-name="ce4">
            <text:p>-0,244301013</text:p>
          </table:table-cell>
          <table:table-cell office:value-type="float" office:value="7.7909067925596376E-2" table:style-name="ce4">
            <text:p>0,07790906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Security rating)</text:p>
          </table:table-cell>
          <table:table-cell office:value-type="string" table:style-name="ce3">
            <text:p>Information Centrality</text:p>
          </table:table-cell>
          <table:table-cell office:value-type="float" office:value="5.6533698845030005E-2" table:style-name="ce4">
            <text:p>0,056533699</text:p>
          </table:table-cell>
          <table:table-cell office:value-type="float" office:value="0.68762562556123541" table:style-name="ce4">
            <text:p>0,68762562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Security rating)</text:p>
          </table:table-cell>
          <table:table-cell office:value-type="string" table:style-name="ce3">
            <text:p>Currrent Flow Centrality</text:p>
          </table:table-cell>
          <table:table-cell office:value-type="float" office:value="-0.20016557672261273" table:style-name="ce4">
            <text:p>-0,200165577</text:p>
          </table:table-cell>
          <table:table-cell office:value-type="float" office:value="0.15069840523741596" table:style-name="ce4">
            <text:p>0,1506984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Security rating)</text:p>
          </table:table-cell>
          <table:table-cell office:value-type="string" table:style-name="ce3">
            <text:p>Subgraph Centrality</text:p>
          </table:table-cell>
          <table:table-cell office:value-type="float" office:value="-0.39635723464995365" table:style-name="ce4">
            <text:p>-0,396357235</text:p>
          </table:table-cell>
          <table:table-cell office:value-type="float" office:value="3.3023914835611078E-3" table:style-name="ce4">
            <text:p>0,00330239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Security rating)</text:p>
          </table:table-cell>
          <table:table-cell office:value-type="string" table:style-name="ce3">
            <text:p>Violations</text:p>
          </table:table-cell>
          <table:table-cell office:value-type="float" office:value="-0.23074850001914649" table:style-name="ce4">
            <text:p>-0,2307485</text:p>
          </table:table-cell>
          <table:table-cell office:value-type="float" office:value="9.6445650898767457E-2" table:style-name="ce4">
            <text:p>0,09644565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Security rating)</text:p>
          </table:table-cell>
          <table:table-cell office:value-type="string" table:style-name="ce3">
            <text:p>Code smells</text:p>
          </table:table-cell>
          <table:table-cell office:value-type="float" office:value="-0.32393813733070731" table:style-name="ce4">
            <text:p>-0,323938137</text:p>
          </table:table-cell>
          <table:table-cell office:value-type="float" office:value="1.7968534084447062E-2" table:style-name="ce4">
            <text:p>0,01796853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Security rating)</text:p>
          </table:table-cell>
          <table:table-cell office:value-type="string" table:style-name="ce3">
            <text:p>Major violations</text:p>
          </table:table-cell>
          <table:table-cell office:value-type="float" office:value="-0.17054025040939441" table:style-name="ce4">
            <text:p>-0,17054025</text:p>
          </table:table-cell>
          <table:table-cell office:value-type="float" office:value="0.22211843403372691" table:style-name="ce4">
            <text:p>0,22211843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Security rating)</text:p>
          </table:table-cell>
          <table:table-cell office:value-type="string" table:style-name="ce3">
            <text:p>SQ maintainability remediation effort</text:p>
          </table:table-cell>
          <table:table-cell office:value-type="float" office:value="-0.33627179003395696" table:style-name="ce4">
            <text:p>-0,33627179</text:p>
          </table:table-cell>
          <table:table-cell office:value-type="float" office:value="1.382112636067853E-2" table:style-name="ce4">
            <text:p>0,01382112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Security rating)</text:p>
          </table:table-cell>
          <table:table-cell office:value-type="string" table:style-name="ce3">
            <text:p>Minor violations</text:p>
          </table:table-cell>
          <table:table-cell office:value-type="float" office:value="-0.32494563637194157" table:style-name="ce4">
            <text:p>-0,324945636</text:p>
          </table:table-cell>
          <table:table-cell office:value-type="float" office:value="1.7594088846355254E-2" table:style-name="ce4">
            <text:p>0,01759408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Security rating)</text:p>
          </table:table-cell>
          <table:table-cell office:value-type="string" table:style-name="ce3">
            <text:p>Duplicated blocks</text:p>
          </table:table-cell>
          <table:table-cell office:value-type="float" office:value="-0.42853541849812271" table:style-name="ce4">
            <text:p>-0,428535418</text:p>
          </table:table-cell>
          <table:table-cell office:value-type="float" office:value="1.3677209465383445E-3" table:style-name="ce4">
            <text:p>0,00136772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Security rating)</text:p>
          </table:table-cell>
          <table:table-cell office:value-type="string" table:style-name="ce3">
            <text:p>Critical violations</text:p>
          </table:table-cell>
          <table:table-cell office:value-type="float" office:value="-2.4395734331891308E-2" table:style-name="ce4">
            <text:p>-0,024395734</text:p>
          </table:table-cell>
          <table:table-cell office:value-type="float" office:value="0.86234145848651267" table:style-name="ce4">
            <text:p>0,86234145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ecurity remediation effort</text:p>
          </table:table-cell>
          <table:table-cell office:value-type="string" table:style-name="ce3">
            <text:p>Degree Centrality</text:p>
          </table:table-cell>
          <table:table-cell office:value-type="float" office:value="-6.2415304454411132E-2" table:style-name="ce4">
            <text:p>-0,062415304</text:p>
          </table:table-cell>
          <table:table-cell office:value-type="float" office:value="0.65705085679765118" table:style-name="ce4">
            <text:p>0,65705085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ecurity remediation effort</text:p>
          </table:table-cell>
          <table:table-cell office:value-type="string" table:style-name="ce3">
            <text:p>In-degree Centrality</text:p>
          </table:table-cell>
          <table:table-cell office:value-type="float" office:value="3.9106259127151908E-3" table:style-name="ce4">
            <text:p>0,003910626</text:p>
          </table:table-cell>
          <table:table-cell office:value-type="float" office:value="0.97782883942986698" table:style-name="ce4">
            <text:p>0,97782883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ecurity remediation effort</text:p>
          </table:table-cell>
          <table:table-cell office:value-type="string" table:style-name="ce3">
            <text:p>Out-degree Centrality</text:p>
          </table:table-cell>
          <table:table-cell office:value-type="float" office:value="-0.18370974870437731" table:style-name="ce4">
            <text:p>-0,183709749</text:p>
          </table:table-cell>
          <table:table-cell office:value-type="float" office:value="0.18791406851826173" table:style-name="ce4">
            <text:p>0,18791406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ecurity remediation effort</text:p>
          </table:table-cell>
          <table:table-cell office:value-type="string" table:style-name="ce3">
            <text:p>Eigenvector Centrality</text:p>
          </table:table-cell>
          <table:table-cell office:value-type="float" office:value="2.3412849126877085E-2" table:style-name="ce4">
            <text:p>0,023412849</text:p>
          </table:table-cell>
          <table:table-cell office:value-type="float" office:value="0.86783707775201968" table:style-name="ce4">
            <text:p>0,86783707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ecurity remediation effort</text:p>
          </table:table-cell>
          <table:table-cell office:value-type="string" table:style-name="ce3">
            <text:p>Closeness Centrality</text:p>
          </table:table-cell>
          <table:table-cell office:value-type="float" office:value="-5.07679583237855E-2" table:style-name="ce4">
            <text:p>-0,050767958</text:p>
          </table:table-cell>
          <table:table-cell office:value-type="float" office:value="0.71808737599560968" table:style-name="ce4">
            <text:p>0,71808737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ecurity remediation effort</text:p>
          </table:table-cell>
          <table:table-cell office:value-type="string" table:style-name="ce3">
            <text:p>Betweenness Centrality</text:p>
          </table:table-cell>
          <table:table-cell office:value-type="float" office:value="-0.21714623444438808" table:style-name="ce4">
            <text:p>-0,217146234</text:p>
          </table:table-cell>
          <table:table-cell office:value-type="float" office:value="0.11832247981593845" table:style-name="ce4">
            <text:p>0,1183224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ecurity remediation effort</text:p>
          </table:table-cell>
          <table:table-cell office:value-type="string" table:style-name="ce3">
            <text:p>Load Centrality</text:p>
          </table:table-cell>
          <table:table-cell office:value-type="float" office:value="-0.21714623444438808" table:style-name="ce4">
            <text:p>-0,217146234</text:p>
          </table:table-cell>
          <table:table-cell office:value-type="float" office:value="0.11832247981593845" table:style-name="ce4">
            <text:p>0,1183224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ecurity remediation effort</text:p>
          </table:table-cell>
          <table:table-cell office:value-type="string" table:style-name="ce3">
            <text:p>Harmonic Centrality</text:p>
          </table:table-cell>
          <table:table-cell office:value-type="float" office:value="-0.25070371284831566" table:style-name="ce4">
            <text:p>-0,250703713</text:p>
          </table:table-cell>
          <table:table-cell office:value-type="float" office:value="7.0192410563609711E-2" table:style-name="ce4">
            <text:p>0,07019241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ecurity remediation effort</text:p>
          </table:table-cell>
          <table:table-cell office:value-type="string" table:style-name="ce3">
            <text:p>Information Centrality</text:p>
          </table:table-cell>
          <table:table-cell office:value-type="float" office:value="5.8410393739308827E-2" table:style-name="ce4">
            <text:p>0,058410394</text:p>
          </table:table-cell>
          <table:table-cell office:value-type="float" office:value="0.67781302243116115" table:style-name="ce4">
            <text:p>0,6778130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ecurity remediation effort</text:p>
          </table:table-cell>
          <table:table-cell office:value-type="string" table:style-name="ce3">
            <text:p>Currrent Flow Centrality</text:p>
          </table:table-cell>
          <table:table-cell office:value-type="float" office:value="-0.21026469458039521" table:style-name="ce4">
            <text:p>-0,210264695</text:p>
          </table:table-cell>
          <table:table-cell office:value-type="float" office:value="0.13073762524399221" table:style-name="ce4">
            <text:p>0,1307376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ecurity remediation effort</text:p>
          </table:table-cell>
          <table:table-cell office:value-type="string" table:style-name="ce3">
            <text:p>Subgraph Centrality</text:p>
          </table:table-cell>
          <table:table-cell office:value-type="float" office:value="-0.3931856377860859" table:style-name="ce4">
            <text:p>-0,393185638</text:p>
          </table:table-cell>
          <table:table-cell office:value-type="float" office:value="3.5857301051996377E-3" table:style-name="ce4">
            <text:p>0,0035857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ecurity remediation effort</text:p>
          </table:table-cell>
          <table:table-cell office:value-type="string" table:style-name="ce3">
            <text:p>Violations</text:p>
          </table:table-cell>
          <table:table-cell office:value-type="float" office:value="-0.21826807986499311" table:style-name="ce4">
            <text:p>-0,21826808</text:p>
          </table:table-cell>
          <table:table-cell office:value-type="float" office:value="0.11638659167151778" table:style-name="ce4">
            <text:p>0,11638659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ecurity remediation effort</text:p>
          </table:table-cell>
          <table:table-cell office:value-type="string" table:style-name="ce3">
            <text:p>Code smells</text:p>
          </table:table-cell>
          <table:table-cell office:value-type="float" office:value="-0.31214603339956404" table:style-name="ce4">
            <text:p>-0,312146033</text:p>
          </table:table-cell>
          <table:table-cell office:value-type="float" office:value="2.287878247716842E-2" table:style-name="ce4">
            <text:p>0,02287878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ecurity remediation effort</text:p>
          </table:table-cell>
          <table:table-cell office:value-type="string" table:style-name="ce3">
            <text:p>Major violations</text:p>
          </table:table-cell>
          <table:table-cell office:value-type="float" office:value="-0.15547237216615004" table:style-name="ce4">
            <text:p>-0,155472372</text:p>
          </table:table-cell>
          <table:table-cell office:value-type="float" office:value="0.26629186785791592" table:style-name="ce4">
            <text:p>0,26629186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ecurity remediation effort</text:p>
          </table:table-cell>
          <table:table-cell office:value-type="string" table:style-name="ce3">
            <text:p>SQ maintainability remediation effort</text:p>
          </table:table-cell>
          <table:table-cell office:value-type="float" office:value="-0.32175076816569909" table:style-name="ce4">
            <text:p>-0,321750768</text:p>
          </table:table-cell>
          <table:table-cell office:value-type="float" office:value="1.8804852299644369E-2" table:style-name="ce4">
            <text:p>0,01880485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ecurity remediation effort</text:p>
          </table:table-cell>
          <table:table-cell office:value-type="string" table:style-name="ce3">
            <text:p>Minor violations</text:p>
          </table:table-cell>
          <table:table-cell office:value-type="float" office:value="-0.31712988827347877" table:style-name="ce4">
            <text:p>-0,317129888</text:p>
          </table:table-cell>
          <table:table-cell office:value-type="float" office:value="2.0680640135041766E-2" table:style-name="ce4">
            <text:p>0,0206806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ecurity remediation effort</text:p>
          </table:table-cell>
          <table:table-cell office:value-type="string" table:style-name="ce3">
            <text:p>Duplicated blocks</text:p>
          </table:table-cell>
          <table:table-cell office:value-type="float" office:value="-0.42813485032922449" table:style-name="ce4">
            <text:p>-0,42813485</text:p>
          </table:table-cell>
          <table:table-cell office:value-type="float" office:value="1.3835545292776462E-3" table:style-name="ce4">
            <text:p>0,0013835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ecurity remediation effort</text:p>
          </table:table-cell>
          <table:table-cell office:value-type="string" table:style-name="ce3">
            <text:p>Critical violations</text:p>
          </table:table-cell>
          <table:table-cell office:value-type="float" office:value="-2.4444653038188612E-2" table:style-name="ce4">
            <text:p>-0,024444653</text:p>
          </table:table-cell>
          <table:table-cell office:value-type="float" office:value="0.86206810525542543" table:style-name="ce4">
            <text:p>0,8620681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ecurity remediation effort</text:p>
          </table:table-cell>
          <table:table-cell office:value-type="string" table:style-name="ce3">
            <text:p>Avg(Security rating)</text:p>
          </table:table-cell>
          <table:table-cell office:value-type="float" office:value="0.99799879727395269" table:style-name="ce4">
            <text:p>0,997998797</text:p>
          </table:table-cell>
          <table:table-cell office:value-type="float" office:value="7.851708519476523E-63" table:style-name="ce4">
            <text:p>7,85171E-6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Q security remediation effort</text:p>
          </table:table-cell>
          <table:table-cell office:value-type="string" table:style-name="ce3">
            <text:p>Degree Centrality</text:p>
          </table:table-cell>
          <table:table-cell office:value-type="float" office:value="-6.2415304454411132E-2" table:style-name="ce4">
            <text:p>-0,062415304</text:p>
          </table:table-cell>
          <table:table-cell office:value-type="float" office:value="0.65705085679765118" table:style-name="ce4">
            <text:p>0,65705085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Q security remediation effort</text:p>
          </table:table-cell>
          <table:table-cell office:value-type="string" table:style-name="ce3">
            <text:p>In-degree Centrality</text:p>
          </table:table-cell>
          <table:table-cell office:value-type="float" office:value="3.9106259127151908E-3" table:style-name="ce4">
            <text:p>0,003910626</text:p>
          </table:table-cell>
          <table:table-cell office:value-type="float" office:value="0.97782883942986698" table:style-name="ce4">
            <text:p>0,97782883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Q security remediation effort</text:p>
          </table:table-cell>
          <table:table-cell office:value-type="string" table:style-name="ce3">
            <text:p>Out-degree Centrality</text:p>
          </table:table-cell>
          <table:table-cell office:value-type="float" office:value="-0.18370974870437731" table:style-name="ce4">
            <text:p>-0,183709749</text:p>
          </table:table-cell>
          <table:table-cell office:value-type="float" office:value="0.18791406851826173" table:style-name="ce4">
            <text:p>0,18791406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Q security remediation effort</text:p>
          </table:table-cell>
          <table:table-cell office:value-type="string" table:style-name="ce3">
            <text:p>Eigenvector Centrality</text:p>
          </table:table-cell>
          <table:table-cell office:value-type="float" office:value="2.3412849126877085E-2" table:style-name="ce4">
            <text:p>0,023412849</text:p>
          </table:table-cell>
          <table:table-cell office:value-type="float" office:value="0.86783707775201968" table:style-name="ce4">
            <text:p>0,86783707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Q security remediation effort</text:p>
          </table:table-cell>
          <table:table-cell office:value-type="string" table:style-name="ce3">
            <text:p>Closeness Centrality</text:p>
          </table:table-cell>
          <table:table-cell office:value-type="float" office:value="-5.07679583237855E-2" table:style-name="ce4">
            <text:p>-0,050767958</text:p>
          </table:table-cell>
          <table:table-cell office:value-type="float" office:value="0.71808737599560968" table:style-name="ce4">
            <text:p>0,71808737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Q security remediation effort</text:p>
          </table:table-cell>
          <table:table-cell office:value-type="string" table:style-name="ce3">
            <text:p>Betweenness Centrality</text:p>
          </table:table-cell>
          <table:table-cell office:value-type="float" office:value="-0.21714623444438808" table:style-name="ce4">
            <text:p>-0,217146234</text:p>
          </table:table-cell>
          <table:table-cell office:value-type="float" office:value="0.11832247981593845" table:style-name="ce4">
            <text:p>0,1183224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Q security remediation effort</text:p>
          </table:table-cell>
          <table:table-cell office:value-type="string" table:style-name="ce3">
            <text:p>Load Centrality</text:p>
          </table:table-cell>
          <table:table-cell office:value-type="float" office:value="-0.21714623444438808" table:style-name="ce4">
            <text:p>-0,217146234</text:p>
          </table:table-cell>
          <table:table-cell office:value-type="float" office:value="0.11832247981593845" table:style-name="ce4">
            <text:p>0,1183224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Q security remediation effort</text:p>
          </table:table-cell>
          <table:table-cell office:value-type="string" table:style-name="ce3">
            <text:p>Harmonic Centrality</text:p>
          </table:table-cell>
          <table:table-cell office:value-type="float" office:value="-0.25070371284831566" table:style-name="ce4">
            <text:p>-0,250703713</text:p>
          </table:table-cell>
          <table:table-cell office:value-type="float" office:value="7.0192410563609711E-2" table:style-name="ce4">
            <text:p>0,07019241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Q security remediation effort</text:p>
          </table:table-cell>
          <table:table-cell office:value-type="string" table:style-name="ce3">
            <text:p>Information Centrality</text:p>
          </table:table-cell>
          <table:table-cell office:value-type="float" office:value="5.8410393739308827E-2" table:style-name="ce4">
            <text:p>0,058410394</text:p>
          </table:table-cell>
          <table:table-cell office:value-type="float" office:value="0.67781302243116115" table:style-name="ce4">
            <text:p>0,6778130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Q security remediation effort</text:p>
          </table:table-cell>
          <table:table-cell office:value-type="string" table:style-name="ce3">
            <text:p>Currrent Flow Centrality</text:p>
          </table:table-cell>
          <table:table-cell office:value-type="float" office:value="-0.21026469458039521" table:style-name="ce4">
            <text:p>-0,210264695</text:p>
          </table:table-cell>
          <table:table-cell office:value-type="float" office:value="0.13073762524399221" table:style-name="ce4">
            <text:p>0,1307376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Q security remediation effort</text:p>
          </table:table-cell>
          <table:table-cell office:value-type="string" table:style-name="ce3">
            <text:p>Subgraph Centrality</text:p>
          </table:table-cell>
          <table:table-cell office:value-type="float" office:value="-0.3931856377860859" table:style-name="ce4">
            <text:p>-0,393185638</text:p>
          </table:table-cell>
          <table:table-cell office:value-type="float" office:value="3.5857301051996377E-3" table:style-name="ce4">
            <text:p>0,0035857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Q security remediation effort</text:p>
          </table:table-cell>
          <table:table-cell office:value-type="string" table:style-name="ce3">
            <text:p>Violations</text:p>
          </table:table-cell>
          <table:table-cell office:value-type="float" office:value="-0.21826807986499311" table:style-name="ce4">
            <text:p>-0,21826808</text:p>
          </table:table-cell>
          <table:table-cell office:value-type="float" office:value="0.11638659167151778" table:style-name="ce4">
            <text:p>0,11638659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Q security remediation effort</text:p>
          </table:table-cell>
          <table:table-cell office:value-type="string" table:style-name="ce3">
            <text:p>Code smells</text:p>
          </table:table-cell>
          <table:table-cell office:value-type="float" office:value="-0.31214603339956404" table:style-name="ce4">
            <text:p>-0,312146033</text:p>
          </table:table-cell>
          <table:table-cell office:value-type="float" office:value="2.287878247716842E-2" table:style-name="ce4">
            <text:p>0,02287878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Q security remediation effort</text:p>
          </table:table-cell>
          <table:table-cell office:value-type="string" table:style-name="ce3">
            <text:p>Major violations</text:p>
          </table:table-cell>
          <table:table-cell office:value-type="float" office:value="-0.15547237216615004" table:style-name="ce4">
            <text:p>-0,155472372</text:p>
          </table:table-cell>
          <table:table-cell office:value-type="float" office:value="0.26629186785791592" table:style-name="ce4">
            <text:p>0,26629186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Q security remediation effort</text:p>
          </table:table-cell>
          <table:table-cell office:value-type="string" table:style-name="ce3">
            <text:p>SQ maintainability remediation effort</text:p>
          </table:table-cell>
          <table:table-cell office:value-type="float" office:value="-0.32175076816569909" table:style-name="ce4">
            <text:p>-0,321750768</text:p>
          </table:table-cell>
          <table:table-cell office:value-type="float" office:value="1.8804852299644369E-2" table:style-name="ce4">
            <text:p>0,01880485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Q security remediation effort</text:p>
          </table:table-cell>
          <table:table-cell office:value-type="string" table:style-name="ce3">
            <text:p>Minor violations</text:p>
          </table:table-cell>
          <table:table-cell office:value-type="float" office:value="-0.31712988827347877" table:style-name="ce4">
            <text:p>-0,317129888</text:p>
          </table:table-cell>
          <table:table-cell office:value-type="float" office:value="2.0680640135041766E-2" table:style-name="ce4">
            <text:p>0,0206806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Q security remediation effort</text:p>
          </table:table-cell>
          <table:table-cell office:value-type="string" table:style-name="ce3">
            <text:p>Duplicated blocks</text:p>
          </table:table-cell>
          <table:table-cell office:value-type="float" office:value="-0.42813485032922449" table:style-name="ce4">
            <text:p>-0,42813485</text:p>
          </table:table-cell>
          <table:table-cell office:value-type="float" office:value="1.3835545292776462E-3" table:style-name="ce4">
            <text:p>0,0013835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Q security remediation effort</text:p>
          </table:table-cell>
          <table:table-cell office:value-type="string" table:style-name="ce3">
            <text:p>Critical violations</text:p>
          </table:table-cell>
          <table:table-cell office:value-type="float" office:value="-2.4444653038188612E-2" table:style-name="ce4">
            <text:p>-0,024444653</text:p>
          </table:table-cell>
          <table:table-cell office:value-type="float" office:value="0.86206810525542543" table:style-name="ce4">
            <text:p>0,8620681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Q security remediation effort</text:p>
          </table:table-cell>
          <table:table-cell office:value-type="string" table:style-name="ce3">
            <text:p>Avg(Security rating)</text:p>
          </table:table-cell>
          <table:table-cell office:value-type="float" office:value="0.99799879727395269" table:style-name="ce4">
            <text:p>0,997998797</text:p>
          </table:table-cell>
          <table:table-cell office:value-type="float" office:value="7.851708519476523E-63" table:style-name="ce4">
            <text:p>7,85171E-6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Q security remediation effort</text:p>
          </table:table-cell>
          <table:table-cell office:value-type="string" table:style-name="ce3">
            <text:p>Security remediation effort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Security rating)</text:p>
          </table:table-cell>
          <table:table-cell office:value-type="string" table:style-name="ce3">
            <text:p>Degree Centrality</text:p>
          </table:table-cell>
          <table:table-cell office:value-type="float" office:value="-6.2415304454411132E-2" table:style-name="ce4">
            <text:p>-0,062415304</text:p>
          </table:table-cell>
          <table:table-cell office:value-type="float" office:value="0.65705085679765118" table:style-name="ce4">
            <text:p>0,65705085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Security rating)</text:p>
          </table:table-cell>
          <table:table-cell office:value-type="string" table:style-name="ce3">
            <text:p>In-degree Centrality</text:p>
          </table:table-cell>
          <table:table-cell office:value-type="float" office:value="3.9106259127151908E-3" table:style-name="ce4">
            <text:p>0,003910626</text:p>
          </table:table-cell>
          <table:table-cell office:value-type="float" office:value="0.97782883942986698" table:style-name="ce4">
            <text:p>0,97782883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Security rating)</text:p>
          </table:table-cell>
          <table:table-cell office:value-type="string" table:style-name="ce3">
            <text:p>Out-degree Centrality</text:p>
          </table:table-cell>
          <table:table-cell office:value-type="float" office:value="-0.18370974870437731" table:style-name="ce4">
            <text:p>-0,183709749</text:p>
          </table:table-cell>
          <table:table-cell office:value-type="float" office:value="0.18791406851826173" table:style-name="ce4">
            <text:p>0,18791406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Security rating)</text:p>
          </table:table-cell>
          <table:table-cell office:value-type="string" table:style-name="ce3">
            <text:p>Eigenvector Centrality</text:p>
          </table:table-cell>
          <table:table-cell office:value-type="float" office:value="2.3412849126877085E-2" table:style-name="ce4">
            <text:p>0,023412849</text:p>
          </table:table-cell>
          <table:table-cell office:value-type="float" office:value="0.86783707775201968" table:style-name="ce4">
            <text:p>0,86783707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Security rating)</text:p>
          </table:table-cell>
          <table:table-cell office:value-type="string" table:style-name="ce3">
            <text:p>Closeness Centrality</text:p>
          </table:table-cell>
          <table:table-cell office:value-type="float" office:value="-5.07679583237855E-2" table:style-name="ce4">
            <text:p>-0,050767958</text:p>
          </table:table-cell>
          <table:table-cell office:value-type="float" office:value="0.71808737599560968" table:style-name="ce4">
            <text:p>0,71808737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Security rating)</text:p>
          </table:table-cell>
          <table:table-cell office:value-type="string" table:style-name="ce3">
            <text:p>Betweenness Centrality</text:p>
          </table:table-cell>
          <table:table-cell office:value-type="float" office:value="-0.21714623444438808" table:style-name="ce4">
            <text:p>-0,217146234</text:p>
          </table:table-cell>
          <table:table-cell office:value-type="float" office:value="0.11832247981593845" table:style-name="ce4">
            <text:p>0,1183224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Security rating)</text:p>
          </table:table-cell>
          <table:table-cell office:value-type="string" table:style-name="ce3">
            <text:p>Load Centrality</text:p>
          </table:table-cell>
          <table:table-cell office:value-type="float" office:value="-0.21714623444438808" table:style-name="ce4">
            <text:p>-0,217146234</text:p>
          </table:table-cell>
          <table:table-cell office:value-type="float" office:value="0.11832247981593845" table:style-name="ce4">
            <text:p>0,1183224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Security rating)</text:p>
          </table:table-cell>
          <table:table-cell office:value-type="string" table:style-name="ce3">
            <text:p>Harmonic Centrality</text:p>
          </table:table-cell>
          <table:table-cell office:value-type="float" office:value="-0.25070371284831566" table:style-name="ce4">
            <text:p>-0,250703713</text:p>
          </table:table-cell>
          <table:table-cell office:value-type="float" office:value="7.0192410563609711E-2" table:style-name="ce4">
            <text:p>0,07019241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Security rating)</text:p>
          </table:table-cell>
          <table:table-cell office:value-type="string" table:style-name="ce3">
            <text:p>Information Centrality</text:p>
          </table:table-cell>
          <table:table-cell office:value-type="float" office:value="5.8410393739308827E-2" table:style-name="ce4">
            <text:p>0,058410394</text:p>
          </table:table-cell>
          <table:table-cell office:value-type="float" office:value="0.67781302243116115" table:style-name="ce4">
            <text:p>0,6778130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Security rating)</text:p>
          </table:table-cell>
          <table:table-cell office:value-type="string" table:style-name="ce3">
            <text:p>Currrent Flow Centrality</text:p>
          </table:table-cell>
          <table:table-cell office:value-type="float" office:value="-0.21026469458039521" table:style-name="ce4">
            <text:p>-0,210264695</text:p>
          </table:table-cell>
          <table:table-cell office:value-type="float" office:value="0.13073762524399221" table:style-name="ce4">
            <text:p>0,1307376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Security rating)</text:p>
          </table:table-cell>
          <table:table-cell office:value-type="string" table:style-name="ce3">
            <text:p>Subgraph Centrality</text:p>
          </table:table-cell>
          <table:table-cell office:value-type="float" office:value="-0.3931856377860859" table:style-name="ce4">
            <text:p>-0,393185638</text:p>
          </table:table-cell>
          <table:table-cell office:value-type="float" office:value="3.5857301051996377E-3" table:style-name="ce4">
            <text:p>0,0035857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Security rating)</text:p>
          </table:table-cell>
          <table:table-cell office:value-type="string" table:style-name="ce3">
            <text:p>Violations</text:p>
          </table:table-cell>
          <table:table-cell office:value-type="float" office:value="-0.21826807986499311" table:style-name="ce4">
            <text:p>-0,21826808</text:p>
          </table:table-cell>
          <table:table-cell office:value-type="float" office:value="0.11638659167151778" table:style-name="ce4">
            <text:p>0,11638659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Security rating)</text:p>
          </table:table-cell>
          <table:table-cell office:value-type="string" table:style-name="ce3">
            <text:p>Code smells</text:p>
          </table:table-cell>
          <table:table-cell office:value-type="float" office:value="-0.31214603339956404" table:style-name="ce4">
            <text:p>-0,312146033</text:p>
          </table:table-cell>
          <table:table-cell office:value-type="float" office:value="2.287878247716842E-2" table:style-name="ce4">
            <text:p>0,02287878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Security rating)</text:p>
          </table:table-cell>
          <table:table-cell office:value-type="string" table:style-name="ce3">
            <text:p>Major violations</text:p>
          </table:table-cell>
          <table:table-cell office:value-type="float" office:value="-0.15547237216615004" table:style-name="ce4">
            <text:p>-0,155472372</text:p>
          </table:table-cell>
          <table:table-cell office:value-type="float" office:value="0.26629186785791592" table:style-name="ce4">
            <text:p>0,26629186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Security rating)</text:p>
          </table:table-cell>
          <table:table-cell office:value-type="string" table:style-name="ce3">
            <text:p>SQ maintainability remediation effort</text:p>
          </table:table-cell>
          <table:table-cell office:value-type="float" office:value="-0.32175076816569909" table:style-name="ce4">
            <text:p>-0,321750768</text:p>
          </table:table-cell>
          <table:table-cell office:value-type="float" office:value="1.8804852299644369E-2" table:style-name="ce4">
            <text:p>0,01880485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Security rating)</text:p>
          </table:table-cell>
          <table:table-cell office:value-type="string" table:style-name="ce3">
            <text:p>Minor violations</text:p>
          </table:table-cell>
          <table:table-cell office:value-type="float" office:value="-0.31712988827347877" table:style-name="ce4">
            <text:p>-0,317129888</text:p>
          </table:table-cell>
          <table:table-cell office:value-type="float" office:value="2.0680640135041766E-2" table:style-name="ce4">
            <text:p>0,0206806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Security rating)</text:p>
          </table:table-cell>
          <table:table-cell office:value-type="string" table:style-name="ce3">
            <text:p>Duplicated blocks</text:p>
          </table:table-cell>
          <table:table-cell office:value-type="float" office:value="-0.42813485032922449" table:style-name="ce4">
            <text:p>-0,42813485</text:p>
          </table:table-cell>
          <table:table-cell office:value-type="float" office:value="1.3835545292776462E-3" table:style-name="ce4">
            <text:p>0,0013835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Security rating)</text:p>
          </table:table-cell>
          <table:table-cell office:value-type="string" table:style-name="ce3">
            <text:p>Critical violations</text:p>
          </table:table-cell>
          <table:table-cell office:value-type="float" office:value="-2.4444653038188612E-2" table:style-name="ce4">
            <text:p>-0,024444653</text:p>
          </table:table-cell>
          <table:table-cell office:value-type="float" office:value="0.86206810525542543" table:style-name="ce4">
            <text:p>0,8620681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Security rating)</text:p>
          </table:table-cell>
          <table:table-cell office:value-type="string" table:style-name="ce3">
            <text:p>Avg(Security rating)</text:p>
          </table:table-cell>
          <table:table-cell office:value-type="float" office:value="0.99799879727395269" table:style-name="ce4">
            <text:p>0,997998797</text:p>
          </table:table-cell>
          <table:table-cell office:value-type="float" office:value="7.851708519476523E-63" table:style-name="ce4">
            <text:p>7,85171E-6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Security rating)</text:p>
          </table:table-cell>
          <table:table-cell office:value-type="string" table:style-name="ce3">
            <text:p>Security remediation effort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Security rating)</text:p>
          </table:table-cell>
          <table:table-cell office:value-type="string" table:style-name="ce3">
            <text:p>SQ security remediation effort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number-rows-repeated="104834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1207</meta:generator>
    <dc:creator>Alexander Bakhtin</dc:creator>
    <meta:creation-date>2024-12-21T09:13:34Z</meta:creation-date>
    <dc:date>2024-12-21T09:13:34Z</dc:date>
  </office:meta>
</office:document-meta>
</file>